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USG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370006" calcext:value-type="float">
            <text:p>0.07370006</text:p>
          </table:table-cell>
          <table:table-cell office:value-type="float" office:value="0.1567001" calcext:value-type="float">
            <text:p>0.15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439972" calcext:value-type="float">
            <text:p>0.0443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60002" calcext:value-type="float">
            <text:p>0.08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3804999" calcext:value-type="float">
            <text:p>0.3804999</text:p>
          </table:table-cell>
          <table:table-cell table:formula="of:=COM.MICROSOFT.VAR.P([.AH2:.AH301])" office:value-type="float" office:value="0.0227446194661807" calcext:value-type="float">
            <text:p>0.022744619466181</text:p>
          </table:table-cell>
          <table:table-cell table:formula="of:=COM.MICROSOFT.STDEV.P([.AH2:.AH301])" office:value-type="float" office:value="0.150813193939326" calcext:value-type="float">
            <text:p>0.150813193939326</text:p>
          </table:table-cell>
          <table:table-cell table:formula="of:=([.AJ2])/(SQRT(COUNT([.AH2:.AH301])))" office:value-type="float" office:value="0.00870720381182171" calcext:value-type="float">
            <text:p>0.008707203811822</text:p>
          </table:table-cell>
          <table:table-cell table:formula="of:=AVERAGE([.AH2:.AH301])" office:value-type="float" office:value="0.387014277882667" calcext:value-type="float">
            <text:p>0.387014277882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570003" calcext:value-type="float">
            <text:p>0.06570003</text:p>
          </table:table-cell>
          <table:table-cell office:value-type="float" office:value="0.1924001" calcext:value-type="float">
            <text:p>0.19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6029984" calcext:value-type="float">
            <text:p>0.0602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9999" calcext:value-type="float">
            <text:p>0.01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35949996" calcext:value-type="float">
            <text:p>0.3594999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550004" calcext:value-type="float">
            <text:p>0.06550004</text:p>
          </table:table-cell>
          <table:table-cell office:value-type="float" office:value="0.1746001" calcext:value-type="float">
            <text:p>0.17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229967" calcext:value-type="float">
            <text:p>0.0722996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3528998101" calcext:value-type="float">
            <text:p>0.35289981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610006" calcext:value-type="float">
            <text:p>0.06610006</text:p>
          </table:table-cell>
          <table:table-cell office:value-type="float" office:value="0.1705001" calcext:value-type="float">
            <text:p>0.17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529998" calcext:value-type="float">
            <text:p>0.052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.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32669997" calcext:value-type="float">
            <text:p>0.326699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00003" calcext:value-type="float">
            <text:p>0.06700003</text:p>
          </table:table-cell>
          <table:table-cell office:value-type="float" office:value="0.1656" calcext:value-type="float">
            <text:p>0.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563998" calcext:value-type="float">
            <text:p>0.0563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9998" calcext:value-type="float">
            <text:p>0.017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33029981" calcext:value-type="float">
            <text:p>0.330299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70003" calcext:value-type="float">
            <text:p>0.06270003</text:p>
          </table:table-cell>
          <table:table-cell office:value-type="float" office:value="0.1647001" calcext:value-type="float">
            <text:p>0.16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379981" calcext:value-type="float">
            <text:p>0.0437998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09999" calcext:value-type="float">
            <text:p>0.07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37229993" calcext:value-type="float">
            <text:p>0.372299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460003" calcext:value-type="float">
            <text:p>0.06460003</text:p>
          </table:table-cell>
          <table:table-cell office:value-type="float" office:value="0.1613001" calcext:value-type="float">
            <text:p>0.16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94998" calcext:value-type="float">
            <text:p>0.0994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9999" calcext:value-type="float">
            <text:p>0.01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3593999199" calcext:value-type="float">
            <text:p>0.35939991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40005" calcext:value-type="float">
            <text:p>0.07140005</text:p>
          </table:table-cell>
          <table:table-cell office:value-type="float" office:value="0.1519001" calcext:value-type="float">
            <text:p>0.15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77997" calcext:value-type="float">
            <text:p>0.0577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0001" calcext:value-type="float">
            <text:p>0.01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31869986" calcext:value-type="float">
            <text:p>0.318699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00004" calcext:value-type="float">
            <text:p>0.06200004</text:p>
          </table:table-cell>
          <table:table-cell office:value-type="float" office:value="0.1555001" calcext:value-type="float">
            <text:p>0.15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319973" calcext:value-type="float">
            <text:p>0.0431997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0001" calcext:value-type="float">
            <text:p>0.06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34869988" calcext:value-type="float">
            <text:p>0.3486998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70004" calcext:value-type="float">
            <text:p>0.07070004</text:p>
          </table:table-cell>
          <table:table-cell office:value-type="float" office:value="0.1864001" calcext:value-type="float">
            <text:p>0.18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69998" calcext:value-type="float">
            <text:p>0.02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41140012" calcext:value-type="float">
            <text:p>0.411400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660005" calcext:value-type="float">
            <text:p>0.07660005</text:p>
          </table:table-cell>
          <table:table-cell office:value-type="float" office:value="0.1986001" calcext:value-type="float">
            <text:p>0.19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09979" calcext:value-type="float">
            <text:p>0.0440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.017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36379993" calcext:value-type="float">
            <text:p>0.3637999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960007" calcext:value-type="float">
            <text:p>0.07960007</text:p>
          </table:table-cell>
          <table:table-cell office:value-type="float" office:value="0.1883001" calcext:value-type="float">
            <text:p>0.18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789967" calcext:value-type="float">
            <text:p>0.0478996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7" calcext:value-type="float">
            <text:p>0.1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451499841" calcext:value-type="float">
            <text:p>0.45149984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690006" calcext:value-type="float">
            <text:p>0.07690006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8179985" calcext:value-type="float">
            <text:p>0.0817998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.01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3692999001" calcext:value-type="float">
            <text:p>0.369299900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520004" calcext:value-type="float">
            <text:p>0.06520004</text:p>
          </table:table-cell>
          <table:table-cell office:value-type="float" office:value="0.1725001" calcext:value-type="float">
            <text:p>0.17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5069996" calcext:value-type="float">
            <text:p>0.0506999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0001" calcext:value-type="float">
            <text:p>0.01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3274001101" calcext:value-type="float">
            <text:p>0.32740011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410006" calcext:value-type="float">
            <text:p>0.06410006</text:p>
          </table:table-cell>
          <table:table-cell office:value-type="float" office:value="0.1432" calcext:value-type="float">
            <text:p>0.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227997" calcext:value-type="float">
            <text:p>0.1227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1" calcext:value-type="float">
            <text:p>0.01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36519977" calcext:value-type="float">
            <text:p>0.3651997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100003" calcext:value-type="float">
            <text:p>0.06100003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949983" calcext:value-type="float">
            <text:p>0.0794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3446998601" calcext:value-type="float">
            <text:p>0.34469986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190003" calcext:value-type="float">
            <text:p>0.06190003</text:p>
          </table:table-cell>
          <table:table-cell office:value-type="float" office:value="0.1618001" calcext:value-type="float">
            <text:p>0.16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9119987" calcext:value-type="float">
            <text:p>0.0911998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2" calcext:value-type="float">
            <text:p>0.01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35010002" calcext:value-type="float">
            <text:p>0.3501000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380003" calcext:value-type="float">
            <text:p>0.06380003</text:p>
          </table:table-cell>
          <table:table-cell office:value-type="float" office:value="0.1630001" calcext:value-type="float">
            <text:p>0.1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5689976" calcext:value-type="float">
            <text:p>0.0568997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9988" calcext:value-type="float">
            <text:p>0.0090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3154998779" calcext:value-type="float">
            <text:p>0.315499877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60005" calcext:value-type="float">
            <text:p>0.06460005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8279969" calcext:value-type="float">
            <text:p>0.0827996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1" calcext:value-type="float">
            <text:p>0.01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3465997501" calcext:value-type="float">
            <text:p>0.346599750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900007" calcext:value-type="float">
            <text:p>0.06900007</text:p>
          </table:table-cell>
          <table:table-cell office:value-type="float" office:value="0.1777001" calcext:value-type="float">
            <text:p>0.17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379971" calcext:value-type="float">
            <text:p>0.0437997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3867998799" calcext:value-type="float">
            <text:p>0.38679987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450005" calcext:value-type="float">
            <text:p>0.07450005</text:p>
          </table:table-cell>
          <table:table-cell office:value-type="float" office:value="0.1755" calcext:value-type="float">
            <text:p>0.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579982" calcext:value-type="float">
            <text:p>0.0457998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70001" calcext:value-type="float">
            <text:p>0.08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40869988" calcext:value-type="float">
            <text:p>0.408699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850001" calcext:value-type="float">
            <text:p>0.06850001</text:p>
          </table:table-cell>
          <table:table-cell office:value-type="float" office:value="0.1575001" calcext:value-type="float">
            <text:p>0.15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2303002" calcext:value-type="float">
            <text:p>0.2303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29996" calcext:value-type="float">
            <text:p>0.072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55210027" calcext:value-type="float">
            <text:p>0.5521002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240005" calcext:value-type="float">
            <text:p>0.06240005</text:p>
          </table:table-cell>
          <table:table-cell office:value-type="float" office:value="0.1473001" calcext:value-type="float">
            <text:p>0.14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7029977" calcext:value-type="float">
            <text:p>0.0702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9999" calcext:value-type="float">
            <text:p>0.01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1529991" calcext:value-type="float">
            <text:p>0.3152999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400006" calcext:value-type="float">
            <text:p>0.07400006</text:p>
          </table:table-cell>
          <table:table-cell office:value-type="float" office:value="0.1808001" calcext:value-type="float">
            <text:p>0.18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5389988" calcext:value-type="float">
            <text:p>0.0538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0003" calcext:value-type="float">
            <text:p>0.077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41220007" calcext:value-type="float">
            <text:p>0.412200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600006" calcext:value-type="float">
            <text:p>0.07600006</text:p>
          </table:table-cell>
          <table:table-cell office:value-type="float" office:value="0.1565001" calcext:value-type="float">
            <text:p>0.15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9269975" calcext:value-type="float">
            <text:p>0.0926997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.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3671999199" calcext:value-type="float">
            <text:p>0.367199919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960004" calcext:value-type="float">
            <text:p>0.06960004</text:p>
          </table:table-cell>
          <table:table-cell office:value-type="float" office:value="0.1731001" calcext:value-type="float">
            <text:p>0.17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119981" calcext:value-type="float">
            <text:p>0.0511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" calcext:value-type="float">
            <text:p>0.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37399995" calcext:value-type="float">
            <text:p>0.3739999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780003" calcext:value-type="float">
            <text:p>0.06780003</text:p>
          </table:table-cell>
          <table:table-cell office:value-type="float" office:value="0.1600001" calcext:value-type="float">
            <text:p>0.1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542998" calcext:value-type="float">
            <text:p>0.1542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002" calcext:value-type="float">
            <text:p>0.010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41609995" calcext:value-type="float">
            <text:p>0.4160999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400007" calcext:value-type="float">
            <text:p>0.07400007</text:p>
          </table:table-cell>
          <table:table-cell office:value-type="float" office:value="0.1558" calcext:value-type="float">
            <text:p>0.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4862003" calcext:value-type="float">
            <text:p>0.4862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995" calcext:value-type="float">
            <text:p>0.0153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75810032" calcext:value-type="float">
            <text:p>0.7581003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730006" calcext:value-type="float">
            <text:p>0.06730006</text:p>
          </table:table-cell>
          <table:table-cell office:value-type="float" office:value="0.1438001" calcext:value-type="float">
            <text:p>0.14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7359976" calcext:value-type="float">
            <text:p>0.0735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0001" calcext:value-type="float">
            <text:p>0.01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3198999299" calcext:value-type="float">
            <text:p>0.31989992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490005" calcext:value-type="float">
            <text:p>0.06490005</text:p>
          </table:table-cell>
          <table:table-cell office:value-type="float" office:value="0.1605001" calcext:value-type="float">
            <text:p>0.16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59975" calcext:value-type="float">
            <text:p>0.0395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0002" calcext:value-type="float">
            <text:p>0.012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3001999199" calcext:value-type="float">
            <text:p>0.300199919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90004" calcext:value-type="float">
            <text:p>0.06190004</text:p>
          </table:table-cell>
          <table:table-cell office:value-type="float" office:value="0.1517001" calcext:value-type="float">
            <text:p>0.15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114999" calcext:value-type="float">
            <text:p>0.1114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8" calcext:value-type="float">
            <text:p>0.010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3578000201" calcext:value-type="float">
            <text:p>0.35780002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300004" calcext:value-type="float">
            <text:p>0.06300004</text:p>
          </table:table-cell>
          <table:table-cell office:value-type="float" office:value="0.1461001" calcext:value-type="float">
            <text:p>0.14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8699977" calcext:value-type="float">
            <text:p>0.0869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9999" calcext:value-type="float">
            <text:p>0.011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3305999" calcext:value-type="float">
            <text:p>0.330599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860002" calcext:value-type="float">
            <text:p>0.05860002</text:p>
          </table:table-cell>
          <table:table-cell office:value-type="float" office:value="0.1351" calcext:value-type="float">
            <text:p>0.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25998" calcext:value-type="float">
            <text:p>0.0925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00006" calcext:value-type="float">
            <text:p>0.007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315199826" calcext:value-type="float">
            <text:p>0.31519982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790004" calcext:value-type="float">
            <text:p>0.06790004</text:p>
          </table:table-cell>
          <table:table-cell office:value-type="float" office:value="0.1442" calcext:value-type="float">
            <text:p>0.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894998" calcext:value-type="float">
            <text:p>0.1894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0001" calcext:value-type="float">
            <text:p>0.01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4453998499" calcext:value-type="float">
            <text:p>0.445399849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010003" calcext:value-type="float">
            <text:p>0.06010003</text:p>
          </table:table-cell>
          <table:table-cell office:value-type="float" office:value="0.1394001" calcext:value-type="float">
            <text:p>0.13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419984" calcext:value-type="float">
            <text:p>0.0941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8" calcext:value-type="float">
            <text:p>0.010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32629995" calcext:value-type="float">
            <text:p>0.3262999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790004" calcext:value-type="float">
            <text:p>0.07790004</text:p>
          </table:table-cell>
          <table:table-cell office:value-type="float" office:value="0.1637001" calcext:value-type="float">
            <text:p>0.16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639976" calcext:value-type="float">
            <text:p>0.0463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0001" calcext:value-type="float">
            <text:p>0.02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33399991" calcext:value-type="float">
            <text:p>0.333999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870006" calcext:value-type="float">
            <text:p>0.08870006</text:p>
          </table:table-cell>
          <table:table-cell office:value-type="float" office:value="0.1741001" calcext:value-type="float">
            <text:p>0.17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1" calcext:value-type="float">
            <text:p>0.01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43990017" calcext:value-type="float">
            <text:p>0.4399001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090004" calcext:value-type="float">
            <text:p>0.06090004</text:p>
          </table:table-cell>
          <table:table-cell office:value-type="float" office:value="0.1708001" calcext:value-type="float">
            <text:p>0.17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469987" calcext:value-type="float">
            <text:p>0.0446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999" calcext:value-type="float">
            <text:p>0.01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3131000001" calcext:value-type="float">
            <text:p>0.313100000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900005" calcext:value-type="float">
            <text:p>0.06900005</text:p>
          </table:table-cell>
          <table:table-cell office:value-type="float" office:value="0.1707001" calcext:value-type="float">
            <text:p>0.17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89991" calcext:value-type="float">
            <text:p>0.0448999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40002" calcext:value-type="float">
            <text:p>0.086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39490008" calcext:value-type="float">
            <text:p>0.3949000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060007" calcext:value-type="float">
            <text:p>0.09060007</text:p>
          </table:table-cell>
          <table:table-cell office:value-type="float" office:value="0.2136" calcext:value-type="float">
            <text:p>0.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3" calcext:value-type="float">
            <text:p>0.0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5449989" calcext:value-type="float">
            <text:p>0.0544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" calcext:value-type="float">
            <text:p>0.0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45699996" calcext:value-type="float">
            <text:p>0.4569999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670004" calcext:value-type="float">
            <text:p>0.07670004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5399996" calcext:value-type="float">
            <text:p>0.0539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" calcext:value-type="float">
            <text:p>0.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3636000001" calcext:value-type="float">
            <text:p>0.363600000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320004" calcext:value-type="float">
            <text:p>0.07320004</text:p>
          </table:table-cell>
          <table:table-cell office:value-type="float" office:value="0.1809001" calcext:value-type="float">
            <text:p>0.18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4869993" calcext:value-type="float">
            <text:p>0.0486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00012" calcext:value-type="float">
            <text:p>0.0092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344100082" calcext:value-type="float">
            <text:p>0.34410008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010006" calcext:value-type="float">
            <text:p>0.08010006</text:p>
          </table:table-cell>
          <table:table-cell office:value-type="float" office:value="0.2002001" calcext:value-type="float">
            <text:p>0.20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0006" calcext:value-type="float">
            <text:p>0.0078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4340001659" calcext:value-type="float">
            <text:p>0.434000165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600004" calcext:value-type="float">
            <text:p>0.07600004</text:p>
          </table:table-cell>
          <table:table-cell office:value-type="float" office:value="0.1757001" calcext:value-type="float">
            <text:p>0.17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609976" calcext:value-type="float">
            <text:p>0.0460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899989" calcext:value-type="float">
            <text:p>0.008899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335999889" calcext:value-type="float">
            <text:p>0.33599988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710007" calcext:value-type="float">
            <text:p>0.08710007</text:p>
          </table:table-cell>
          <table:table-cell office:value-type="float" office:value="0.2024001" calcext:value-type="float">
            <text:p>0.20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099974" calcext:value-type="float">
            <text:p>0.0609997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0001" calcext:value-type="float">
            <text:p>0.06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44239992" calcext:value-type="float">
            <text:p>0.4423999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490004" calcext:value-type="float">
            <text:p>0.06490004</text:p>
          </table:table-cell>
          <table:table-cell office:value-type="float" office:value="0.1721001" calcext:value-type="float">
            <text:p>0.17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575997" calcext:value-type="float">
            <text:p>0.057599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" calcext:value-type="float">
            <text:p>0.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37739984" calcext:value-type="float">
            <text:p>0.3773998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880002" calcext:value-type="float">
            <text:p>0.06880002</text:p>
          </table:table-cell>
          <table:table-cell office:value-type="float" office:value="0.1682" calcext:value-type="float">
            <text:p>0.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181999" calcext:value-type="float">
            <text:p>0.1181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99999" calcext:value-type="float">
            <text:p>0.008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387499919" calcext:value-type="float">
            <text:p>0.38749991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740007" calcext:value-type="float">
            <text:p>0.06740007</text:p>
          </table:table-cell>
          <table:table-cell office:value-type="float" office:value="0.1509001" calcext:value-type="float">
            <text:p>0.15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6329969" calcext:value-type="float">
            <text:p>0.0632996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0001" calcext:value-type="float">
            <text:p>0.01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3161998699" calcext:value-type="float">
            <text:p>0.316199869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810006" calcext:value-type="float">
            <text:p>0.07810006</text:p>
          </table:table-cell>
          <table:table-cell office:value-type="float" office:value="0.1750001" calcext:value-type="float">
            <text:p>0.1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069987" calcext:value-type="float">
            <text:p>0.0506998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0002" calcext:value-type="float">
            <text:p>0.056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3847000502" calcext:value-type="float">
            <text:p>0.384700050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830004" calcext:value-type="float">
            <text:p>0.06830004</text:p>
          </table:table-cell>
          <table:table-cell office:value-type="float" office:value="0.1588001" calcext:value-type="float">
            <text:p>0.15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9971" calcext:value-type="float">
            <text:p>0.0449997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40001" calcext:value-type="float">
            <text:p>0.096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3925998598" calcext:value-type="float">
            <text:p>0.39259985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500003" calcext:value-type="float">
            <text:p>0.06500003</text:p>
          </table:table-cell>
          <table:table-cell office:value-type="float" office:value="0.1500001" calcext:value-type="float">
            <text:p>0.1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319973" calcext:value-type="float">
            <text:p>0.0431997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0001" calcext:value-type="float">
            <text:p>0.07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3555998699" calcext:value-type="float">
            <text:p>0.355599869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280007" calcext:value-type="float">
            <text:p>0.08280007</text:p>
          </table:table-cell>
          <table:table-cell office:value-type="float" office:value="0.2161" calcext:value-type="float">
            <text:p>0.2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299988" calcext:value-type="float">
            <text:p>0.0529998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998" calcext:value-type="float">
            <text:p>0.012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3958999299" calcext:value-type="float">
            <text:p>0.395899929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660006" calcext:value-type="float">
            <text:p>0.07660006</text:p>
          </table:table-cell>
          <table:table-cell office:value-type="float" office:value="0.1767001" calcext:value-type="float">
            <text:p>0.17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539988" calcext:value-type="float">
            <text:p>0.0553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36510004" calcext:value-type="float">
            <text:p>0.365100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010004" calcext:value-type="float">
            <text:p>0.06010004</text:p>
          </table:table-cell>
          <table:table-cell office:value-type="float" office:value="0.1544001" calcext:value-type="float">
            <text:p>0.15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059998" calcext:value-type="float">
            <text:p>0.105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9999" calcext:value-type="float">
            <text:p>0.01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36089993" calcext:value-type="float">
            <text:p>0.3608999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670003" calcext:value-type="float">
            <text:p>0.07670003</text:p>
          </table:table-cell>
          <table:table-cell office:value-type="float" office:value="0.2016001" calcext:value-type="float">
            <text:p>0.20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5269998" calcext:value-type="float">
            <text:p>0.05269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0001" calcext:value-type="float">
            <text:p>0.0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3765001201" calcext:value-type="float">
            <text:p>0.376500120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070006" calcext:value-type="float">
            <text:p>0.08070006</text:p>
          </table:table-cell>
          <table:table-cell office:value-type="float" office:value="0.2095" calcext:value-type="float">
            <text:p>0.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8399992" calcext:value-type="float">
            <text:p>0.0839999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2" calcext:value-type="float">
            <text:p>0.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4207" calcext:value-type="float">
            <text:p>0.420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8000006" calcext:value-type="float">
            <text:p>0.08000006</text:p>
          </table:table-cell>
          <table:table-cell office:value-type="float" office:value="0.2226001" calcext:value-type="float">
            <text:p>0.22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739977" calcext:value-type="float">
            <text:p>0.0473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40289993" calcext:value-type="float">
            <text:p>0.402899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189998" calcext:value-type="float">
            <text:p>0.07189998</text:p>
          </table:table-cell>
          <table:table-cell office:value-type="float" office:value="0.2119" calcext:value-type="float">
            <text:p>0.2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2310005" calcext:value-type="float">
            <text:p>0.231000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1" calcext:value-type="float">
            <text:p>0.1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6957004801" calcext:value-type="float">
            <text:p>0.695700480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500006" calcext:value-type="float">
            <text:p>0.07500006</text:p>
          </table:table-cell>
          <table:table-cell office:value-type="float" office:value="0.1877001" calcext:value-type="float">
            <text:p>0.18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2055998" calcext:value-type="float">
            <text:p>0.2055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51139996" calcext:value-type="float">
            <text:p>0.5113999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320005" calcext:value-type="float">
            <text:p>0.07320005</text:p>
          </table:table-cell>
          <table:table-cell office:value-type="float" office:value="0.1602001" calcext:value-type="float">
            <text:p>0.16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099977" calcext:value-type="float">
            <text:p>0.0409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9998" calcext:value-type="float">
            <text:p>0.01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3113999001" calcext:value-type="float">
            <text:p>0.311399900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310003" calcext:value-type="float">
            <text:p>0.06310003</text:p>
          </table:table-cell>
          <table:table-cell office:value-type="float" office:value="0.1596001" calcext:value-type="float">
            <text:p>0.15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518997" calcext:value-type="float">
            <text:p>0.1518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1" calcext:value-type="float">
            <text:p>0.01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40899984" calcext:value-type="float">
            <text:p>0.4089998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060005" calcext:value-type="float">
            <text:p>0.07060005</text:p>
          </table:table-cell>
          <table:table-cell office:value-type="float" office:value="0.1728" calcext:value-type="float">
            <text:p>0.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429986" calcext:value-type="float">
            <text:p>0.0442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3269999099" calcext:value-type="float">
            <text:p>0.326999909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670003" calcext:value-type="float">
            <text:p>0.06670003</text:p>
          </table:table-cell>
          <table:table-cell office:value-type="float" office:value="0.1515" calcext:value-type="float">
            <text:p>0.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14998" calcext:value-type="float">
            <text:p>0.1114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0012" calcext:value-type="float">
            <text:p>0.0067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3596998419" calcext:value-type="float">
            <text:p>0.359699841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500006" calcext:value-type="float">
            <text:p>0.07500006</text:p>
          </table:table-cell>
          <table:table-cell office:value-type="float" office:value="0.1937001" calcext:value-type="float">
            <text:p>0.19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889979" calcext:value-type="float">
            <text:p>0.0488997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38579995" calcext:value-type="float">
            <text:p>0.3857999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830002" calcext:value-type="float">
            <text:p>0.06830002</text:p>
          </table:table-cell>
          <table:table-cell office:value-type="float" office:value="0.2145" calcext:value-type="float">
            <text:p>0.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5569985" calcext:value-type="float">
            <text:p>0.0556998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1" calcext:value-type="float">
            <text:p>0.01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3814998799" calcext:value-type="float">
            <text:p>0.381499879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610005" calcext:value-type="float">
            <text:p>0.07610005</text:p>
          </table:table-cell>
          <table:table-cell office:value-type="float" office:value="0.2437001" calcext:value-type="float">
            <text:p>0.24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89982" calcext:value-type="float">
            <text:p>0.0508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70001" calcext:value-type="float">
            <text:p>0.09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4898999801" calcext:value-type="float">
            <text:p>0.489899980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210006" calcext:value-type="float">
            <text:p>0.07210006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5859986" calcext:value-type="float">
            <text:p>0.0585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0001" calcext:value-type="float">
            <text:p>0.03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3813999301" calcext:value-type="float">
            <text:p>0.381399930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6720005" calcext:value-type="float">
            <text:p>0.06720005</text:p>
          </table:table-cell>
          <table:table-cell office:value-type="float" office:value="0.1552" calcext:value-type="float">
            <text:p>0.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669993" calcext:value-type="float">
            <text:p>0.0466999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" calcext:value-type="float">
            <text:p>0.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43909998" calcext:value-type="float">
            <text:p>0.4390999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030004" calcext:value-type="float">
            <text:p>0.07030004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9339986" calcext:value-type="float">
            <text:p>0.0933998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0006" calcext:value-type="float">
            <text:p>0.0078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3733999061" calcext:value-type="float">
            <text:p>0.373399906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820003" calcext:value-type="float">
            <text:p>0.07820003</text:p>
          </table:table-cell>
          <table:table-cell office:value-type="float" office:value="0.2206001" calcext:value-type="float">
            <text:p>0.22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409982" calcext:value-type="float">
            <text:p>0.0540998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4006999601" calcext:value-type="float">
            <text:p>0.40069996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360006" calcext:value-type="float">
            <text:p>0.08360006</text:p>
          </table:table-cell>
          <table:table-cell office:value-type="float" office:value="0.1667001" calcext:value-type="float">
            <text:p>0.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5159993" calcext:value-type="float">
            <text:p>0.0515999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" calcext:value-type="float">
            <text:p>0.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3569000901" calcext:value-type="float">
            <text:p>0.35690009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310006" calcext:value-type="float">
            <text:p>0.09310006</text:p>
          </table:table-cell>
          <table:table-cell office:value-type="float" office:value="0.2155" calcext:value-type="float">
            <text:p>0.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609983" calcext:value-type="float">
            <text:p>0.0660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4171998899" calcext:value-type="float">
            <text:p>0.417199889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570002" calcext:value-type="float">
            <text:p>0.06570002</text:p>
          </table:table-cell>
          <table:table-cell office:value-type="float" office:value="0.1854001" calcext:value-type="float">
            <text:p>0.18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9999988" calcext:value-type="float">
            <text:p>0.0999998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0002" calcext:value-type="float">
            <text:p>0.01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3901000201" calcext:value-type="float">
            <text:p>0.390100020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090006" calcext:value-type="float">
            <text:p>0.07090006</text:p>
          </table:table-cell>
          <table:table-cell office:value-type="float" office:value="0.1842" calcext:value-type="float">
            <text:p>0.1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5660004" calcext:value-type="float">
            <text:p>0.0566000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0002" calcext:value-type="float">
            <text:p>0.059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39870012" calcext:value-type="float">
            <text:p>0.398700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330004" calcext:value-type="float">
            <text:p>0.06330004</text:p>
          </table:table-cell>
          <table:table-cell office:value-type="float" office:value="0.1792001" calcext:value-type="float">
            <text:p>0.17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68998" calcext:value-type="float">
            <text:p>0.1068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9998" calcext:value-type="float">
            <text:p>0.022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39679992" calcext:value-type="float">
            <text:p>0.3967999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570005" calcext:value-type="float">
            <text:p>0.07570005</text:p>
          </table:table-cell>
          <table:table-cell office:value-type="float" office:value="0.1904001" calcext:value-type="float">
            <text:p>0.19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6059984" calcext:value-type="float">
            <text:p>0.0605998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10002" calcext:value-type="float">
            <text:p>0.078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4355000101" calcext:value-type="float">
            <text:p>0.435500010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200005" calcext:value-type="float">
            <text:p>0.07200005</text:p>
          </table:table-cell>
          <table:table-cell office:value-type="float" office:value="0.1738001" calcext:value-type="float">
            <text:p>0.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6029988" calcext:value-type="float">
            <text:p>0.0602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0003" calcext:value-type="float">
            <text:p>0.042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3736000599" calcext:value-type="float">
            <text:p>0.373600059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5950005" calcext:value-type="float">
            <text:p>0.05950005</text:p>
          </table:table-cell>
          <table:table-cell office:value-type="float" office:value="0.1955001" calcext:value-type="float">
            <text:p>0.19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85997" calcext:value-type="float">
            <text:p>0.1085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9998" calcext:value-type="float">
            <text:p>0.014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40089983" calcext:value-type="float">
            <text:p>0.4008998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840005" calcext:value-type="float">
            <text:p>0.06840005</text:p>
          </table:table-cell>
          <table:table-cell office:value-type="float" office:value="0.1989001" calcext:value-type="float">
            <text:p>0.19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249984" calcext:value-type="float">
            <text:p>0.0424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9" calcext:value-type="float">
            <text:p>0.01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35009998" calcext:value-type="float">
            <text:p>0.3500999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680005" calcext:value-type="float">
            <text:p>0.07680005</text:p>
          </table:table-cell>
          <table:table-cell office:value-type="float" office:value="0.1725001" calcext:value-type="float">
            <text:p>0.17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401997" calcext:value-type="float">
            <text:p>0.0401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38909985" calcext:value-type="float">
            <text:p>0.3890998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940003" calcext:value-type="float">
            <text:p>0.05940003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219976" calcext:value-type="float">
            <text:p>0.0421997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3851997899" calcext:value-type="float">
            <text:p>0.385199789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8970007" calcext:value-type="float">
            <text:p>0.08970007</text:p>
          </table:table-cell>
          <table:table-cell office:value-type="float" office:value="0.2718998" calcext:value-type="float">
            <text:p>0.27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4730034" calcext:value-type="float">
            <text:p>0.0473003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5" calcext:value-type="float">
            <text:p>0.1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57410021" calcext:value-type="float">
            <text:p>0.574100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370002" calcext:value-type="float">
            <text:p>0.07370002</text:p>
          </table:table-cell>
          <table:table-cell office:value-type="float" office:value="0.2131" calcext:value-type="float">
            <text:p>0.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2087001" calcext:value-type="float">
            <text:p>0.2087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0004" calcext:value-type="float">
            <text:p>0.0257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5557001599" calcext:value-type="float">
            <text:p>0.5557001599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020005" calcext:value-type="float">
            <text:p>0.07020005</text:p>
          </table:table-cell>
          <table:table-cell office:value-type="float" office:value="0.1868" calcext:value-type="float">
            <text:p>0.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719986" calcext:value-type="float">
            <text:p>0.0471998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9998" calcext:value-type="float">
            <text:p>0.014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34529989" calcext:value-type="float">
            <text:p>0.3452998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140006" calcext:value-type="float">
            <text:p>0.07140006</text:p>
          </table:table-cell>
          <table:table-cell office:value-type="float" office:value="0.1855" calcext:value-type="float">
            <text:p>0.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9" calcext:value-type="float">
            <text:p>0.01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44880005" calcext:value-type="float">
            <text:p>0.4488000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370008" calcext:value-type="float">
            <text:p>0.08370008</text:p>
          </table:table-cell>
          <table:table-cell office:value-type="float" office:value="0.1856001" calcext:value-type="float">
            <text:p>0.18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9" calcext:value-type="float">
            <text:p>0.01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46630017" calcext:value-type="float">
            <text:p>0.4663001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200008" calcext:value-type="float">
            <text:p>0.08200008</text:p>
          </table:table-cell>
          <table:table-cell office:value-type="float" office:value="0.1779001" calcext:value-type="float">
            <text:p>0.17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6449988" calcext:value-type="float">
            <text:p>0.0644998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1" calcext:value-type="float">
            <text:p>0.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48510006" calcext:value-type="float">
            <text:p>0.485100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8360007" calcext:value-type="float">
            <text:p>0.08360007</text:p>
          </table:table-cell>
          <table:table-cell office:value-type="float" office:value="0.1739" calcext:value-type="float">
            <text:p>0.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9279985" calcext:value-type="float">
            <text:p>0.0927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99976" calcext:value-type="float">
            <text:p>0.006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3857998959" calcext:value-type="float">
            <text:p>0.385799895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570005" calcext:value-type="float">
            <text:p>0.07570005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9719984" calcext:value-type="float">
            <text:p>0.0971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1" calcext:value-type="float">
            <text:p>0.02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3984999001" calcext:value-type="float">
            <text:p>0.398499900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610006" calcext:value-type="float">
            <text:p>0.07610006</text:p>
          </table:table-cell>
          <table:table-cell office:value-type="float" office:value="0.1645001" calcext:value-type="float">
            <text:p>0.16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369988" calcext:value-type="float">
            <text:p>0.0536998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33100004" calcext:value-type="float">
            <text:p>0.3310000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330004" calcext:value-type="float">
            <text:p>0.08330004</text:p>
          </table:table-cell>
          <table:table-cell office:value-type="float" office:value="0.2039" calcext:value-type="float">
            <text:p>0.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4949982" calcext:value-type="float">
            <text:p>0.0494998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50001" calcext:value-type="float">
            <text:p>0.06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346998701" calcext:value-type="float">
            <text:p>0.434699870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70002" calcext:value-type="float">
            <text:p>0.07670002</text:p>
          </table:table-cell>
          <table:table-cell office:value-type="float" office:value="0.2240001" calcext:value-type="float">
            <text:p>0.2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5609986" calcext:value-type="float">
            <text:p>0.0560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7" calcext:value-type="float">
            <text:p>0.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51759998" calcext:value-type="float">
            <text:p>0.5175999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070002" calcext:value-type="float">
            <text:p>0.07070002</text:p>
          </table:table-cell>
          <table:table-cell office:value-type="float" office:value="0.1991" calcext:value-type="float">
            <text:p>0.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6029995" calcext:value-type="float">
            <text:p>0.0602999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38039997" calcext:value-type="float">
            <text:p>0.3803999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000006" calcext:value-type="float">
            <text:p>0.07000006</text:p>
          </table:table-cell>
          <table:table-cell office:value-type="float" office:value="0.1644001" calcext:value-type="float">
            <text:p>0.16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522999" calcext:value-type="float">
            <text:p>0.1522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2" calcext:value-type="float">
            <text:p>0.01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42570008" calcext:value-type="float">
            <text:p>0.4257000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320003" calcext:value-type="float">
            <text:p>0.06320003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959998" calcext:value-type="float">
            <text:p>0.0495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9998" calcext:value-type="float">
            <text:p>0.01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3183000902" calcext:value-type="float">
            <text:p>0.318300090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320006" calcext:value-type="float">
            <text:p>0.07320006</text:p>
          </table:table-cell>
          <table:table-cell office:value-type="float" office:value="0.1710001" calcext:value-type="float">
            <text:p>0.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560998" calcext:value-type="float">
            <text:p>0.1560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1" calcext:value-type="float">
            <text:p>0.0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4359997" calcext:value-type="float">
            <text:p>0.4435999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970007" calcext:value-type="float">
            <text:p>0.06970007</text:p>
          </table:table-cell>
          <table:table-cell office:value-type="float" office:value="0.1574" calcext:value-type="float">
            <text:p>0.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5569986" calcext:value-type="float">
            <text:p>0.0556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8" calcext:value-type="float">
            <text:p>0.013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32079991" calcext:value-type="float">
            <text:p>0.3207999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7550004" calcext:value-type="float">
            <text:p>0.07550004</text:p>
          </table:table-cell>
          <table:table-cell office:value-type="float" office:value="0.2014001" calcext:value-type="float">
            <text:p>0.20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5229986" calcext:value-type="float">
            <text:p>0.0522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" calcext:value-type="float">
            <text:p>0.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291" calcext:value-type="float">
            <text:p>0.429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8030002" calcext:value-type="float">
            <text:p>0.08030002</text:p>
          </table:table-cell>
          <table:table-cell office:value-type="float" office:value="0.2676998" calcext:value-type="float">
            <text:p>0.267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5949984" calcext:value-type="float">
            <text:p>0.0594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0001" calcext:value-type="float">
            <text:p>0.03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4729996701" calcext:value-type="float">
            <text:p>0.47299967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290007" calcext:value-type="float">
            <text:p>0.07290007</text:p>
          </table:table-cell>
          <table:table-cell office:value-type="float" office:value="0.1506001" calcext:value-type="float">
            <text:p>0.15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9819984" calcext:value-type="float">
            <text:p>0.0981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9999" calcext:value-type="float">
            <text:p>0.015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3610999999" calcext:value-type="float">
            <text:p>0.36109999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460003" calcext:value-type="float">
            <text:p>0.06460003</text:p>
          </table:table-cell>
          <table:table-cell office:value-type="float" office:value="0.1604" calcext:value-type="float">
            <text:p>0.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636999" calcext:value-type="float">
            <text:p>0.1636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4317999301" calcext:value-type="float">
            <text:p>0.431799930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740005" calcext:value-type="float">
            <text:p>0.06740005</text:p>
          </table:table-cell>
          <table:table-cell office:value-type="float" office:value="0.1695001" calcext:value-type="float">
            <text:p>0.16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702998" calcext:value-type="float">
            <text:p>0.1702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1" calcext:value-type="float">
            <text:p>0.01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44689996" calcext:value-type="float">
            <text:p>0.4468999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9120008" calcext:value-type="float">
            <text:p>0.09120008</text:p>
          </table:table-cell>
          <table:table-cell office:value-type="float" office:value="0.1743" calcext:value-type="float">
            <text:p>0.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2675004" calcext:value-type="float">
            <text:p>0.267500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57820048" calcext:value-type="float">
            <text:p>0.5782004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490002" calcext:value-type="float">
            <text:p>0.06490002</text:p>
          </table:table-cell>
          <table:table-cell office:value-type="float" office:value="0.1626" calcext:value-type="float">
            <text:p>0.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709984" calcext:value-type="float">
            <text:p>0.0770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00013" calcext:value-type="float">
            <text:p>0.00740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342499873" calcext:value-type="float">
            <text:p>0.34249987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7130004" calcext:value-type="float">
            <text:p>0.07130004</text:p>
          </table:table-cell>
          <table:table-cell office:value-type="float" office:value="0.1843001" calcext:value-type="float">
            <text:p>0.18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099979" calcext:value-type="float">
            <text:p>0.05099979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" calcext:value-type="float">
            <text:p>0.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38989993" calcext:value-type="float">
            <text:p>0.3898999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990007" calcext:value-type="float">
            <text:p>0.08990007</text:p>
          </table:table-cell>
          <table:table-cell office:value-type="float" office:value="0.2404001" calcext:value-type="float">
            <text:p>0.2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1331003" calcext:value-type="float">
            <text:p>0.1331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80002" calcext:value-type="float">
            <text:p>0.08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57490049" calcext:value-type="float">
            <text:p>0.57490049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6520002" calcext:value-type="float">
            <text:p>0.06520002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1065998" calcext:value-type="float">
            <text:p>0.1065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9994" calcext:value-type="float">
            <text:p>0.0069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350999814" calcext:value-type="float">
            <text:p>0.35099981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810006" calcext:value-type="float">
            <text:p>0.06810006</text:p>
          </table:table-cell>
          <table:table-cell office:value-type="float" office:value="0.1580001" calcext:value-type="float">
            <text:p>0.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479977" calcext:value-type="float">
            <text:p>0.0447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001" calcext:value-type="float">
            <text:p>0.0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31469994" calcext:value-type="float">
            <text:p>0.3146999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430009" calcext:value-type="float">
            <text:p>0.08430009</text:p>
          </table:table-cell>
          <table:table-cell office:value-type="float" office:value="0.1689001" calcext:value-type="float">
            <text:p>0.16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4819987" calcext:value-type="float">
            <text:p>0.0481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0002" calcext:value-type="float">
            <text:p>0.06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3892000799" calcext:value-type="float">
            <text:p>0.389200079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960003" calcext:value-type="float">
            <text:p>0.05960003</text:p>
          </table:table-cell>
          <table:table-cell office:value-type="float" office:value="0.1490001" calcext:value-type="float">
            <text:p>0.1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512997" calcext:value-type="float">
            <text:p>0.1512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002" calcext:value-type="float">
            <text:p>0.01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936998499" calcext:value-type="float">
            <text:p>0.393699849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090004" calcext:value-type="float">
            <text:p>0.06090004</text:p>
          </table:table-cell>
          <table:table-cell office:value-type="float" office:value="0.1451001" calcext:value-type="float">
            <text:p>0.14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109991" calcext:value-type="float">
            <text:p>0.0410999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0001" calcext:value-type="float">
            <text:p>0.01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28210006" calcext:value-type="float">
            <text:p>0.2821000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390005" calcext:value-type="float">
            <text:p>0.06390005</text:p>
          </table:table-cell>
          <table:table-cell office:value-type="float" office:value="0.1563001" calcext:value-type="float">
            <text:p>0.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999973" calcext:value-type="float">
            <text:p>0.0399997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34809988" calcext:value-type="float">
            <text:p>0.3480998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6390007" calcext:value-type="float">
            <text:p>0.06390007</text:p>
          </table:table-cell>
          <table:table-cell office:value-type="float" office:value="0.1432001" calcext:value-type="float">
            <text:p>0.14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389997" calcext:value-type="float">
            <text:p>0.1389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3774998701" calcext:value-type="float">
            <text:p>0.377499870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6170003" calcext:value-type="float">
            <text:p>0.06170003</text:p>
          </table:table-cell>
          <table:table-cell office:value-type="float" office:value="0.1467001" calcext:value-type="float">
            <text:p>0.14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659972" calcext:value-type="float">
            <text:p>0.0765997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3242998501" calcext:value-type="float">
            <text:p>0.324299850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340003" calcext:value-type="float">
            <text:p>0.06340003</text:p>
          </table:table-cell>
          <table:table-cell office:value-type="float" office:value="0.1571" calcext:value-type="float">
            <text:p>0.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399992" calcext:value-type="float">
            <text:p>0.0439999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" calcext:value-type="float">
            <text:p>0.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30189995" calcext:value-type="float">
            <text:p>0.3018999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660004" calcext:value-type="float">
            <text:p>0.06660004</text:p>
          </table:table-cell>
          <table:table-cell office:value-type="float" office:value="0.1715" calcext:value-type="float">
            <text:p>0.1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9199984" calcext:value-type="float">
            <text:p>0.0919998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9999" calcext:value-type="float">
            <text:p>0.01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37029987" calcext:value-type="float">
            <text:p>0.3702998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330006" calcext:value-type="float">
            <text:p>0.08330006</text:p>
          </table:table-cell>
          <table:table-cell office:value-type="float" office:value="0.1706001" calcext:value-type="float">
            <text:p>0.17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5409992" calcext:value-type="float">
            <text:p>0.0540999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0001" calcext:value-type="float">
            <text:p>0.04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37730009" calcext:value-type="float">
            <text:p>0.3773000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6520005" calcext:value-type="float">
            <text:p>0.06520005</text:p>
          </table:table-cell>
          <table:table-cell office:value-type="float" office:value="0.1503001" calcext:value-type="float">
            <text:p>0.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8789975" calcext:value-type="float">
            <text:p>0.0878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002" calcext:value-type="float">
            <text:p>0.011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3381999199" calcext:value-type="float">
            <text:p>0.338199919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7740006" calcext:value-type="float">
            <text:p>0.07740006</text:p>
          </table:table-cell>
          <table:table-cell office:value-type="float" office:value="0.1698001" calcext:value-type="float">
            <text:p>0.16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229977" calcext:value-type="float">
            <text:p>0.0422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3272999299" calcext:value-type="float">
            <text:p>0.327299929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820006" calcext:value-type="float">
            <text:p>0.06820006</text:p>
          </table:table-cell>
          <table:table-cell office:value-type="float" office:value="0.1848" calcext:value-type="float">
            <text:p>0.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7299966" calcext:value-type="float">
            <text:p>0.0729996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0002" calcext:value-type="float">
            <text:p>0.012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3610997399" calcext:value-type="float">
            <text:p>0.361099739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7040004" calcext:value-type="float">
            <text:p>0.07040004</text:p>
          </table:table-cell>
          <table:table-cell office:value-type="float" office:value="0.1732001" calcext:value-type="float">
            <text:p>0.17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5949977" calcext:value-type="float">
            <text:p>0.0594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0001" calcext:value-type="float">
            <text:p>0.01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3398999199" calcext:value-type="float">
            <text:p>0.339899919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1577" calcext:value-type="float">
            <text:p>0.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11998" calcext:value-type="float">
            <text:p>0.041199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80001" calcext:value-type="float">
            <text:p>0.05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33799981" calcext:value-type="float">
            <text:p>0.3379998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6140002" calcext:value-type="float">
            <text:p>0.06140002</text:p>
          </table:table-cell>
          <table:table-cell office:value-type="float" office:value="0.1647001" calcext:value-type="float">
            <text:p>0.16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099966" calcext:value-type="float">
            <text:p>0.0409996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89999" calcext:value-type="float">
            <text:p>0.07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3698997699" calcext:value-type="float">
            <text:p>0.369899769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6120006" calcext:value-type="float">
            <text:p>0.06120006</text:p>
          </table:table-cell>
          <table:table-cell office:value-type="float" office:value="0.1535001" calcext:value-type="float">
            <text:p>0.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349971" calcext:value-type="float">
            <text:p>0.0434997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70002" calcext:value-type="float">
            <text:p>0.098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38209989" calcext:value-type="float">
            <text:p>0.3820998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6520005" calcext:value-type="float">
            <text:p>0.06520005</text:p>
          </table:table-cell>
          <table:table-cell office:value-type="float" office:value="0.1667001" calcext:value-type="float">
            <text:p>0.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4459977" calcext:value-type="float">
            <text:p>0.0445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0003" calcext:value-type="float">
            <text:p>0.062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3626999498" calcext:value-type="float">
            <text:p>0.362699949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850005" calcext:value-type="float">
            <text:p>0.06850005</text:p>
          </table:table-cell>
          <table:table-cell office:value-type="float" office:value="0.1591001" calcext:value-type="float">
            <text:p>0.15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179965" calcext:value-type="float">
            <text:p>0.0417996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39999" calcext:value-type="float">
            <text:p>0.07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3662997899" calcext:value-type="float">
            <text:p>0.3662997899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750003" calcext:value-type="float">
            <text:p>0.06750003</text:p>
          </table:table-cell>
          <table:table-cell office:value-type="float" office:value="0.1755" calcext:value-type="float">
            <text:p>0.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6539967" calcext:value-type="float">
            <text:p>0.0653996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9999" calcext:value-type="float">
            <text:p>0.01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34539969" calcext:value-type="float">
            <text:p>0.3453996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000004" calcext:value-type="float">
            <text:p>0.06000004</text:p>
          </table:table-cell>
          <table:table-cell office:value-type="float" office:value="0.1434001" calcext:value-type="float">
            <text:p>0.14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8169983" calcext:value-type="float">
            <text:p>0.0816998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0001" calcext:value-type="float">
            <text:p>0.016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32319998" calcext:value-type="float">
            <text:p>0.3231999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980003" calcext:value-type="float">
            <text:p>0.06980003</text:p>
          </table:table-cell>
          <table:table-cell office:value-type="float" office:value="0.1517" calcext:value-type="float">
            <text:p>0.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4169986" calcext:value-type="float">
            <text:p>0.0416998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0001" calcext:value-type="float">
            <text:p>0.01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3014999" calcext:value-type="float">
            <text:p>0.301499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7050005" calcext:value-type="float">
            <text:p>0.07050005</text:p>
          </table:table-cell>
          <table:table-cell office:value-type="float" office:value="0.1498001" calcext:value-type="float">
            <text:p>0.14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269972" calcext:value-type="float">
            <text:p>0.0426997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00002" calcext:value-type="float">
            <text:p>0.09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37869989" calcext:value-type="float">
            <text:p>0.3786998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140003" calcext:value-type="float">
            <text:p>0.06140003</text:p>
          </table:table-cell>
          <table:table-cell office:value-type="float" office:value="0.1471001" calcext:value-type="float">
            <text:p>0.14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586997" calcext:value-type="float">
            <text:p>0.1586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40049983" calcext:value-type="float">
            <text:p>0.4004998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7750005" calcext:value-type="float">
            <text:p>0.07750005</text:p>
          </table:table-cell>
          <table:table-cell office:value-type="float" office:value="0.2042" calcext:value-type="float">
            <text:p>0.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4869976" calcext:value-type="float">
            <text:p>0.0486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0001" calcext:value-type="float">
            <text:p>0.043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40309982" calcext:value-type="float">
            <text:p>0.4030998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7880004" calcext:value-type="float">
            <text:p>0.07880004</text:p>
          </table:table-cell>
          <table:table-cell office:value-type="float" office:value="0.2178001" calcext:value-type="float">
            <text:p>0.21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524999" calcext:value-type="float">
            <text:p>0.0524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99988" calcext:value-type="float">
            <text:p>0.0085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3900000281" calcext:value-type="float">
            <text:p>0.390000028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7030005" calcext:value-type="float">
            <text:p>0.07030005</text:p>
          </table:table-cell>
          <table:table-cell office:value-type="float" office:value="0.1676001" calcext:value-type="float">
            <text:p>0.16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829993" calcext:value-type="float">
            <text:p>0.0482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32100007" calcext:value-type="float">
            <text:p>0.3210000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6090002" calcext:value-type="float">
            <text:p>0.06090002</text:p>
          </table:table-cell>
          <table:table-cell office:value-type="float" office:value="0.1591001" calcext:value-type="float">
            <text:p>0.15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150998" calcext:value-type="float">
            <text:p>0.1150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9999" calcext:value-type="float">
            <text:p>0.01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37029991" calcext:value-type="float">
            <text:p>0.3702999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7350004" calcext:value-type="float">
            <text:p>0.07350004</text:p>
          </table:table-cell>
          <table:table-cell office:value-type="float" office:value="0.1574001" calcext:value-type="float">
            <text:p>0.15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329986" calcext:value-type="float">
            <text:p>0.0432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9999" calcext:value-type="float">
            <text:p>0.010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30739999" calcext:value-type="float">
            <text:p>0.3073999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930004" calcext:value-type="float">
            <text:p>0.05930004</text:p>
          </table:table-cell>
          <table:table-cell office:value-type="float" office:value="0.1421" calcext:value-type="float">
            <text:p>0.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623997" calcext:value-type="float">
            <text:p>0.1623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2" calcext:value-type="float">
            <text:p>0.01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40069976" calcext:value-type="float">
            <text:p>0.4006997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8780005" calcext:value-type="float">
            <text:p>0.08780005</text:p>
          </table:table-cell>
          <table:table-cell office:value-type="float" office:value="0.2177001" calcext:value-type="float">
            <text:p>0.21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799981" calcext:value-type="float">
            <text:p>0.0479998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10001" calcext:value-type="float">
            <text:p>0.01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40299997" calcext:value-type="float">
            <text:p>0.4029999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810005" calcext:value-type="float">
            <text:p>0.07810005</text:p>
          </table:table-cell>
          <table:table-cell office:value-type="float" office:value="0.2028001" calcext:value-type="float">
            <text:p>0.20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5390001" calcext:value-type="float">
            <text:p>0.05390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9982" calcext:value-type="float">
            <text:p>0.0090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375900142" calcext:value-type="float">
            <text:p>0.37590014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560004" calcext:value-type="float">
            <text:p>0.07560004</text:p>
          </table:table-cell>
          <table:table-cell office:value-type="float" office:value="0.1948" calcext:value-type="float">
            <text:p>0.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5079981" calcext:value-type="float">
            <text:p>0.0507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" calcext:value-type="float">
            <text:p>0.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35759985" calcext:value-type="float">
            <text:p>0.3575998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950004" calcext:value-type="float">
            <text:p>0.06950004</text:p>
          </table:table-cell>
          <table:table-cell office:value-type="float" office:value="0.1875001" calcext:value-type="float">
            <text:p>0.18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072001" calcext:value-type="float">
            <text:p>0.1072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3994002401" calcext:value-type="float">
            <text:p>0.399400240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670005" calcext:value-type="float">
            <text:p>0.06670005</text:p>
          </table:table-cell>
          <table:table-cell office:value-type="float" office:value="0.1555001" calcext:value-type="float">
            <text:p>0.15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669996" calcext:value-type="float">
            <text:p>0.0766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9" calcext:value-type="float">
            <text:p>0.01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3338001" calcext:value-type="float">
            <text:p>0.333800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6340003" calcext:value-type="float">
            <text:p>0.06340003</text:p>
          </table:table-cell>
          <table:table-cell office:value-type="float" office:value="0.1590001" calcext:value-type="float">
            <text:p>0.15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01998" calcext:value-type="float">
            <text:p>0.0601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" calcext:value-type="float">
            <text:p>0.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33599993" calcext:value-type="float">
            <text:p>0.33599993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260005" calcext:value-type="float">
            <text:p>0.06260005</text:p>
          </table:table-cell>
          <table:table-cell office:value-type="float" office:value="0.1651001" calcext:value-type="float">
            <text:p>0.16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9679989" calcext:value-type="float">
            <text:p>0.0967998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9999" calcext:value-type="float">
            <text:p>0.03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3788000299" calcext:value-type="float">
            <text:p>0.378800029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370003" calcext:value-type="float">
            <text:p>0.06370003</text:p>
          </table:table-cell>
          <table:table-cell office:value-type="float" office:value="0.1732001" calcext:value-type="float">
            <text:p>0.17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4709977" calcext:value-type="float">
            <text:p>0.0470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4" calcext:value-type="float">
            <text:p>0.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3423999" calcext:value-type="float">
            <text:p>0.342399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340002" calcext:value-type="float">
            <text:p>0.06340002</text:p>
          </table:table-cell>
          <table:table-cell office:value-type="float" office:value="0.1659001" calcext:value-type="float">
            <text:p>0.16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4079971" calcext:value-type="float">
            <text:p>0.0407997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4013998299" calcext:value-type="float">
            <text:p>0.401399829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890005" calcext:value-type="float">
            <text:p>0.06890005</text:p>
          </table:table-cell>
          <table:table-cell office:value-type="float" office:value="0.1677001" calcext:value-type="float">
            <text:p>0.16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02997" calcext:value-type="float">
            <text:p>0.0402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9999" calcext:value-type="float">
            <text:p>0.06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36679984" calcext:value-type="float">
            <text:p>0.3667998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210004" calcext:value-type="float">
            <text:p>0.06210004</text:p>
          </table:table-cell>
          <table:table-cell office:value-type="float" office:value="0.1605001" calcext:value-type="float">
            <text:p>0.16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029971" calcext:value-type="float">
            <text:p>0.0402997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39309985" calcext:value-type="float">
            <text:p>0.3930998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510004" calcext:value-type="float">
            <text:p>0.07510004</text:p>
          </table:table-cell>
          <table:table-cell office:value-type="float" office:value="0.1976001" calcext:value-type="float">
            <text:p>0.19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4379975" calcext:value-type="float">
            <text:p>0.0437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0001" calcext:value-type="float">
            <text:p>0.01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3575999" calcext:value-type="float">
            <text:p>0.357599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7470004" calcext:value-type="float">
            <text:p>0.07470004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5189988" calcext:value-type="float">
            <text:p>0.0518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9988" calcext:value-type="float">
            <text:p>0.0089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356299908" calcext:value-type="float">
            <text:p>0.35629990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300007" calcext:value-type="float">
            <text:p>0.07300007</text:p>
          </table:table-cell>
          <table:table-cell office:value-type="float" office:value="0.1717001" calcext:value-type="float">
            <text:p>0.17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9" calcext:value-type="float">
            <text:p>0.01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32900016" calcext:value-type="float">
            <text:p>0.3290001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080007" calcext:value-type="float">
            <text:p>0.07080007</text:p>
          </table:table-cell>
          <table:table-cell office:value-type="float" office:value="0.1581001" calcext:value-type="float">
            <text:p>0.15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049971" calcext:value-type="float">
            <text:p>0.0404997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0001" calcext:value-type="float">
            <text:p>0.048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3398998899" calcext:value-type="float">
            <text:p>0.3398998899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840003" calcext:value-type="float">
            <text:p>0.06840003</text:p>
          </table:table-cell>
          <table:table-cell office:value-type="float" office:value="0.1489001" calcext:value-type="float">
            <text:p>0.1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119971" calcext:value-type="float">
            <text:p>0.0411997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0002" calcext:value-type="float">
            <text:p>0.071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3521998601" calcext:value-type="float">
            <text:p>0.352199860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190003" calcext:value-type="float">
            <text:p>0.06190003</text:p>
          </table:table-cell>
          <table:table-cell office:value-type="float" office:value="0.1617001" calcext:value-type="float">
            <text:p>0.16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99975" calcext:value-type="float">
            <text:p>0.0399997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9999" calcext:value-type="float">
            <text:p>0.084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3698998701" calcext:value-type="float">
            <text:p>0.36989987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7530007" calcext:value-type="float">
            <text:p>0.07530007</text:p>
          </table:table-cell>
          <table:table-cell office:value-type="float" office:value="0.1440001" calcext:value-type="float">
            <text:p>0.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899979" calcext:value-type="float">
            <text:p>0.0389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6" calcext:value-type="float">
            <text:p>0.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38849996" calcext:value-type="float">
            <text:p>0.3884999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320005" calcext:value-type="float">
            <text:p>0.07320005</text:p>
          </table:table-cell>
          <table:table-cell office:value-type="float" office:value="0.1511001" calcext:value-type="float">
            <text:p>0.1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959973" calcext:value-type="float">
            <text:p>0.0395997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3953998799" calcext:value-type="float">
            <text:p>0.3953998799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140003" calcext:value-type="float">
            <text:p>0.06140003</text:p>
          </table:table-cell>
          <table:table-cell office:value-type="float" office:value="0.1514001" calcext:value-type="float">
            <text:p>0.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5949992" calcext:value-type="float">
            <text:p>0.0594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80002" calcext:value-type="float">
            <text:p>0.058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35510007" calcext:value-type="float">
            <text:p>0.3551000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160004" calcext:value-type="float">
            <text:p>0.06160004</text:p>
          </table:table-cell>
          <table:table-cell office:value-type="float" office:value="0.1585" calcext:value-type="float">
            <text:p>0.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237997" calcext:value-type="float">
            <text:p>0.123799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9999" calcext:value-type="float">
            <text:p>0.01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37779973" calcext:value-type="float">
            <text:p>0.3777997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790005" calcext:value-type="float">
            <text:p>0.06790005</text:p>
          </table:table-cell>
          <table:table-cell office:value-type="float" office:value="0.1687001" calcext:value-type="float">
            <text:p>0.16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329983" calcext:value-type="float">
            <text:p>0.0432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001" calcext:value-type="float">
            <text:p>0.01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31419999" calcext:value-type="float">
            <text:p>0.31419999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870004" calcext:value-type="float">
            <text:p>0.06870004</text:p>
          </table:table-cell>
          <table:table-cell office:value-type="float" office:value="0.1508001" calcext:value-type="float">
            <text:p>0.15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329989" calcext:value-type="float">
            <text:p>0.0432998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0003" calcext:value-type="float">
            <text:p>0.075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3607000601" calcext:value-type="float">
            <text:p>0.36070006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900003" calcext:value-type="float">
            <text:p>0.05900003</text:p>
          </table:table-cell>
          <table:table-cell office:value-type="float" office:value="0.1369001" calcext:value-type="float">
            <text:p>0.13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351997" calcext:value-type="float">
            <text:p>0.1351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00018" calcext:value-type="float">
            <text:p>0.00700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3600998479" calcext:value-type="float">
            <text:p>0.360099847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080002" calcext:value-type="float">
            <text:p>0.06080002</text:p>
          </table:table-cell>
          <table:table-cell office:value-type="float" office:value="0.1438001" calcext:value-type="float">
            <text:p>0.14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179983" calcext:value-type="float">
            <text:p>0.0417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27779995" calcext:value-type="float">
            <text:p>0.2777999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6960002" calcext:value-type="float">
            <text:p>0.06960002</text:p>
          </table:table-cell>
          <table:table-cell office:value-type="float" office:value="0.1723001" calcext:value-type="float">
            <text:p>0.17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3949968" calcext:value-type="float">
            <text:p>0.0394996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0001" calcext:value-type="float">
            <text:p>0.093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39629981" calcext:value-type="float">
            <text:p>0.3962998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880005" calcext:value-type="float">
            <text:p>0.05880005</text:p>
          </table:table-cell>
          <table:table-cell office:value-type="float" office:value="0.1582001" calcext:value-type="float">
            <text:p>0.15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3929979" calcext:value-type="float">
            <text:p>0.0392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3" calcext:value-type="float">
            <text:p>0.1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38449994" calcext:value-type="float">
            <text:p>0.3844999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140005" calcext:value-type="float">
            <text:p>0.06140005</text:p>
          </table:table-cell>
          <table:table-cell office:value-type="float" office:value="0.1526001" calcext:value-type="float">
            <text:p>0.15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969968" calcext:value-type="float">
            <text:p>0.0396996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0003" calcext:value-type="float">
            <text:p>0.066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34259986" calcext:value-type="float">
            <text:p>0.3425998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6570003" calcext:value-type="float">
            <text:p>0.06570003</text:p>
          </table:table-cell>
          <table:table-cell office:value-type="float" office:value="0.1491001" calcext:value-type="float">
            <text:p>0.14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809974" calcext:value-type="float">
            <text:p>0.0980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9999" calcext:value-type="float">
            <text:p>0.01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34939986" calcext:value-type="float">
            <text:p>0.34939986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540005" calcext:value-type="float">
            <text:p>0.06540005</text:p>
          </table:table-cell>
          <table:table-cell office:value-type="float" office:value="0.1547001" calcext:value-type="float">
            <text:p>0.15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989981" calcext:value-type="float">
            <text:p>0.0498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0003" calcext:value-type="float">
            <text:p>0.010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30319999" calcext:value-type="float">
            <text:p>0.3031999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020003" calcext:value-type="float">
            <text:p>0.07020003</text:p>
          </table:table-cell>
          <table:table-cell office:value-type="float" office:value="0.1390001" calcext:value-type="float">
            <text:p>0.1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5079976" calcext:value-type="float">
            <text:p>0.0507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10002" calcext:value-type="float">
            <text:p>0.055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33669991" calcext:value-type="float">
            <text:p>0.3366999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6070003" calcext:value-type="float">
            <text:p>0.06070003</text:p>
          </table:table-cell>
          <table:table-cell office:value-type="float" office:value="0.1806001" calcext:value-type="float">
            <text:p>0.18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979975" calcext:value-type="float">
            <text:p>0.0497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001" calcext:value-type="float">
            <text:p>0.0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32859989" calcext:value-type="float">
            <text:p>0.3285998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050005" calcext:value-type="float">
            <text:p>0.07050005</text:p>
          </table:table-cell>
          <table:table-cell office:value-type="float" office:value="0.1844" calcext:value-type="float">
            <text:p>0.1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4299972" calcext:value-type="float">
            <text:p>0.0429997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9999" calcext:value-type="float">
            <text:p>0.015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33729976" calcext:value-type="float">
            <text:p>0.3372997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420004" calcext:value-type="float">
            <text:p>0.06420004</text:p>
          </table:table-cell>
          <table:table-cell office:value-type="float" office:value="0.1553001" calcext:value-type="float">
            <text:p>0.15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359971" calcext:value-type="float">
            <text:p>0.0435997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60001" calcext:value-type="float">
            <text:p>0.08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37609986" calcext:value-type="float">
            <text:p>0.3760998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320003" calcext:value-type="float">
            <text:p>0.06320003</text:p>
          </table:table-cell>
          <table:table-cell office:value-type="float" office:value="0.1450001" calcext:value-type="float">
            <text:p>0.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114997" calcext:value-type="float">
            <text:p>0.1114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8" calcext:value-type="float">
            <text:p>0.016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3592998099" calcext:value-type="float">
            <text:p>0.359299809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6730006" calcext:value-type="float">
            <text:p>0.06730006</text:p>
          </table:table-cell>
          <table:table-cell office:value-type="float" office:value="0.1902001" calcext:value-type="float">
            <text:p>0.19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709983" calcext:value-type="float">
            <text:p>0.0470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8" calcext:value-type="float">
            <text:p>0.01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34729997" calcext:value-type="float">
            <text:p>0.3472999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520004" calcext:value-type="float">
            <text:p>0.06520004</text:p>
          </table:table-cell>
          <table:table-cell office:value-type="float" office:value="0.1650001" calcext:value-type="float">
            <text:p>0.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4599978" calcext:value-type="float">
            <text:p>0.0459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00003" calcext:value-type="float">
            <text:p>0.05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35819995" calcext:value-type="float">
            <text:p>0.3581999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7540005" calcext:value-type="float">
            <text:p>0.07540005</text:p>
          </table:table-cell>
          <table:table-cell office:value-type="float" office:value="0.1517001" calcext:value-type="float">
            <text:p>0.15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34998" calcext:value-type="float">
            <text:p>0.1134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3778999499" calcext:value-type="float">
            <text:p>0.377899949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940002" calcext:value-type="float">
            <text:p>0.06940002</text:p>
          </table:table-cell>
          <table:table-cell office:value-type="float" office:value="0.1536" calcext:value-type="float">
            <text:p>0.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7229981" calcext:value-type="float">
            <text:p>0.0722998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3336998299" calcext:value-type="float">
            <text:p>0.333699829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7370005" calcext:value-type="float">
            <text:p>0.07370005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86997" calcext:value-type="float">
            <text:p>0.0486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9" calcext:value-type="float">
            <text:p>0.02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392998399" calcext:value-type="float">
            <text:p>0.339299839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110008" calcext:value-type="float">
            <text:p>0.08110008</text:p>
          </table:table-cell>
          <table:table-cell office:value-type="float" office:value="0.1606001" calcext:value-type="float">
            <text:p>0.16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7589991" calcext:value-type="float">
            <text:p>0.0758999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9998" calcext:value-type="float">
            <text:p>0.01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35830007" calcext:value-type="float">
            <text:p>0.3583000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210004" calcext:value-type="float">
            <text:p>0.06210004</text:p>
          </table:table-cell>
          <table:table-cell office:value-type="float" office:value="0.1643001" calcext:value-type="float">
            <text:p>0.16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02998" calcext:value-type="float">
            <text:p>0.1102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2" calcext:value-type="float">
            <text:p>0.01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37269996" calcext:value-type="float">
            <text:p>0.3726999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020003" calcext:value-type="float">
            <text:p>0.07020003</text:p>
          </table:table-cell>
          <table:table-cell office:value-type="float" office:value="0.1697" calcext:value-type="float">
            <text:p>0.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4499993" calcext:value-type="float">
            <text:p>0.0449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9999" calcext:value-type="float">
            <text:p>0.01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3257999501" calcext:value-type="float">
            <text:p>0.325799950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7449999" calcext:value-type="float">
            <text:p>0.07449999</text:p>
          </table:table-cell>
          <table:table-cell office:value-type="float" office:value="0.2166" calcext:value-type="float">
            <text:p>0.2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560999" calcext:value-type="float">
            <text:p>0.0560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9" calcext:value-type="float">
            <text:p>0.01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222998799" calcext:value-type="float">
            <text:p>0.422299879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6570002" calcext:value-type="float">
            <text:p>0.06570002</text:p>
          </table:table-cell>
          <table:table-cell office:value-type="float" office:value="0.2187001" calcext:value-type="float">
            <text:p>0.21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5989992" calcext:value-type="float">
            <text:p>0.0598999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9998" calcext:value-type="float">
            <text:p>0.028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40230002" calcext:value-type="float">
            <text:p>0.4023000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7140005" calcext:value-type="float">
            <text:p>0.07140005</text:p>
          </table:table-cell>
          <table:table-cell office:value-type="float" office:value="0.1747" calcext:value-type="float">
            <text:p>0.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799994" calcext:value-type="float">
            <text:p>0.0479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89999" calcext:value-type="float">
            <text:p>0.057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37629998" calcext:value-type="float">
            <text:p>0.3762999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470005" calcext:value-type="float">
            <text:p>0.07470005</text:p>
          </table:table-cell>
          <table:table-cell office:value-type="float" office:value="0.1614" calcext:value-type="float">
            <text:p>0.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119975" calcext:value-type="float">
            <text:p>0.0411997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60001" calcext:value-type="float">
            <text:p>0.06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3676998101" calcext:value-type="float">
            <text:p>0.367699810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010003" calcext:value-type="float">
            <text:p>0.08010003</text:p>
          </table:table-cell>
          <table:table-cell office:value-type="float" office:value="0.2054001" calcext:value-type="float">
            <text:p>0.20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829979" calcext:value-type="float">
            <text:p>0.0582997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7" calcext:value-type="float">
            <text:p>0.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4547999199" calcext:value-type="float">
            <text:p>0.4547999199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630006" calcext:value-type="float">
            <text:p>0.08630006</text:p>
          </table:table-cell>
          <table:table-cell office:value-type="float" office:value="0.2088001" calcext:value-type="float">
            <text:p>0.20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420012" calcext:value-type="float">
            <text:p>0.0542001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0002" calcext:value-type="float">
            <text:p>0.03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420100301" calcext:value-type="float">
            <text:p>0.4201003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470006" calcext:value-type="float">
            <text:p>0.08470006</text:p>
          </table:table-cell>
          <table:table-cell office:value-type="float" office:value="0.1847" calcext:value-type="float">
            <text:p>0.1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00001" calcext:value-type="float">
            <text:p>0.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9139988" calcext:value-type="float">
            <text:p>0.0913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397899941" calcext:value-type="float">
            <text:p>0.39789994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7990006" calcext:value-type="float">
            <text:p>0.07990006</text:p>
          </table:table-cell>
          <table:table-cell office:value-type="float" office:value="0.1989001" calcext:value-type="float">
            <text:p>0.19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779982" calcext:value-type="float">
            <text:p>0.0477998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99988" calcext:value-type="float">
            <text:p>0.0068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3612999679" calcext:value-type="float">
            <text:p>0.361299967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7960005" calcext:value-type="float">
            <text:p>0.07960005</text:p>
          </table:table-cell>
          <table:table-cell office:value-type="float" office:value="0.2511" calcext:value-type="float">
            <text:p>0.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999982" calcext:value-type="float">
            <text:p>0.0499998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9999" calcext:value-type="float">
            <text:p>0.02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4422998599" calcext:value-type="float">
            <text:p>0.442299859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7380007" calcext:value-type="float">
            <text:p>0.07380007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640998" calcext:value-type="float">
            <text:p>0.0640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0001" calcext:value-type="float">
            <text:p>0.01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37349988" calcext:value-type="float">
            <text:p>0.3734998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750008" calcext:value-type="float">
            <text:p>0.08750008</text:p>
          </table:table-cell>
          <table:table-cell office:value-type="float" office:value="0.2196001" calcext:value-type="float">
            <text:p>0.21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549993" calcext:value-type="float">
            <text:p>0.0554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" calcext:value-type="float">
            <text:p>0.0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44130011" calcext:value-type="float">
            <text:p>0.4413001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7960008" calcext:value-type="float">
            <text:p>0.07960008</text:p>
          </table:table-cell>
          <table:table-cell office:value-type="float" office:value="0.1747001" calcext:value-type="float">
            <text:p>0.17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5449989" calcext:value-type="float">
            <text:p>0.0544998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39999" calcext:value-type="float">
            <text:p>0.04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38080006" calcext:value-type="float">
            <text:p>0.3808000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7250007" calcext:value-type="float">
            <text:p>0.07250007</text:p>
          </table:table-cell>
          <table:table-cell office:value-type="float" office:value="0.1747001" calcext:value-type="float">
            <text:p>0.17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99994" calcext:value-type="float">
            <text:p>0.0074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381500164" calcext:value-type="float">
            <text:p>0.38150016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6610006" calcext:value-type="float">
            <text:p>0.06610006</text:p>
          </table:table-cell>
          <table:table-cell office:value-type="float" office:value="0.1810001" calcext:value-type="float">
            <text:p>0.1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619984" calcext:value-type="float">
            <text:p>0.0461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3292" calcext:value-type="float">
            <text:p>0.329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140004" calcext:value-type="float">
            <text:p>0.07140004</text:p>
          </table:table-cell>
          <table:table-cell office:value-type="float" office:value="0.2084001" calcext:value-type="float">
            <text:p>0.20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6569982" calcext:value-type="float">
            <text:p>0.0656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99994" calcext:value-type="float">
            <text:p>0.0070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379399954" calcext:value-type="float">
            <text:p>0.37939995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71001" calcext:value-type="float">
            <text:p>0.1271001</text:p>
          </table:table-cell>
          <table:table-cell office:value-type="float" office:value="0.2046001" calcext:value-type="float">
            <text:p>0.20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5589988" calcext:value-type="float">
            <text:p>0.0558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00019" calcext:value-type="float">
            <text:p>0.00810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422600099" calcext:value-type="float">
            <text:p>0.42260009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6710005" calcext:value-type="float">
            <text:p>0.06710005</text:p>
          </table:table-cell>
          <table:table-cell office:value-type="float" office:value="0.1629001" calcext:value-type="float">
            <text:p>0.16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103999" calcext:value-type="float">
            <text:p>0.110399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00019" calcext:value-type="float">
            <text:p>0.00820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373100069" calcext:value-type="float">
            <text:p>0.37310006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450004" calcext:value-type="float">
            <text:p>0.08450004</text:p>
          </table:table-cell>
          <table:table-cell office:value-type="float" office:value="0.2244" calcext:value-type="float">
            <text:p>0.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809999" calcext:value-type="float">
            <text:p>0.0580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9999" calcext:value-type="float">
            <text:p>0.01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41190002" calcext:value-type="float">
            <text:p>0.4119000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6870002" calcext:value-type="float">
            <text:p>0.06870002</text:p>
          </table:table-cell>
          <table:table-cell office:value-type="float" office:value="0.2067" calcext:value-type="float">
            <text:p>0.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5700004" calcext:value-type="float">
            <text:p>0.0570000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1" calcext:value-type="float">
            <text:p>0.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4844000599" calcext:value-type="float">
            <text:p>0.484400059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7420003" calcext:value-type="float">
            <text:p>0.07420003</text:p>
          </table:table-cell>
          <table:table-cell office:value-type="float" office:value="0.2182001" calcext:value-type="float">
            <text:p>0.21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5219986" calcext:value-type="float">
            <text:p>0.0521998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42049999" calcext:value-type="float">
            <text:p>0.420499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120005" calcext:value-type="float">
            <text:p>0.07120005</text:p>
          </table:table-cell>
          <table:table-cell office:value-type="float" office:value="0.1786001" calcext:value-type="float">
            <text:p>0.17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5029998" calcext:value-type="float">
            <text:p>0.0502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9999" calcext:value-type="float">
            <text:p>0.05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3815001199" calcext:value-type="float">
            <text:p>0.381500119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780005" calcext:value-type="float">
            <text:p>0.06780005</text:p>
          </table:table-cell>
          <table:table-cell office:value-type="float" office:value="0.1756001" calcext:value-type="float">
            <text:p>0.17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6269981" calcext:value-type="float">
            <text:p>0.0626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34799996" calcext:value-type="float">
            <text:p>0.3479999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6640006" calcext:value-type="float">
            <text:p>0.06640006</text:p>
          </table:table-cell>
          <table:table-cell office:value-type="float" office:value="0.1752" calcext:value-type="float">
            <text:p>0.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9210005" calcext:value-type="float">
            <text:p>0.09210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0001" calcext:value-type="float">
            <text:p>0.04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40560012" calcext:value-type="float">
            <text:p>0.4056001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6870005" calcext:value-type="float">
            <text:p>0.06870005</text:p>
          </table:table-cell>
          <table:table-cell office:value-type="float" office:value="0.1618001" calcext:value-type="float">
            <text:p>0.16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559979" calcext:value-type="float">
            <text:p>0.0455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41519994" calcext:value-type="float">
            <text:p>0.4151999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920003" calcext:value-type="float">
            <text:p>0.08920003</text:p>
          </table:table-cell>
          <table:table-cell office:value-type="float" office:value="0.1876001" calcext:value-type="float">
            <text:p>0.18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4839978" calcext:value-type="float">
            <text:p>0.0483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80002" calcext:value-type="float">
            <text:p>0.06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41809993" calcext:value-type="float">
            <text:p>0.4180999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7500006" calcext:value-type="float">
            <text:p>0.07500006</text:p>
          </table:table-cell>
          <table:table-cell office:value-type="float" office:value="0.1712001" calcext:value-type="float">
            <text:p>0.17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5229981" calcext:value-type="float">
            <text:p>0.0522998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8" calcext:value-type="float">
            <text:p>0.020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34929995" calcext:value-type="float">
            <text:p>0.3492999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7610007" calcext:value-type="float">
            <text:p>0.07610007</text:p>
          </table:table-cell>
          <table:table-cell office:value-type="float" office:value="0.1839001" calcext:value-type="float">
            <text:p>0.18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8929986" calcext:value-type="float">
            <text:p>0.0892998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00006" calcext:value-type="float">
            <text:p>0.0077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382000036" calcext:value-type="float">
            <text:p>0.38200003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440004" calcext:value-type="float">
            <text:p>0.07440004</text:p>
          </table:table-cell>
          <table:table-cell office:value-type="float" office:value="0.1714001" calcext:value-type="float">
            <text:p>0.17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1681999" calcext:value-type="float">
            <text:p>0.1681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46290005" calcext:value-type="float">
            <text:p>0.4629000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7590004" calcext:value-type="float">
            <text:p>0.07590004</text:p>
          </table:table-cell>
          <table:table-cell office:value-type="float" office:value="0.2198001" calcext:value-type="float">
            <text:p>0.21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5259983" calcext:value-type="float">
            <text:p>0.0525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0001" calcext:value-type="float">
            <text:p>0.02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40709998" calcext:value-type="float">
            <text:p>0.4070999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1901001" calcext:value-type="float">
            <text:p>0.19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6549986" calcext:value-type="float">
            <text:p>0.0654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0002" calcext:value-type="float">
            <text:p>0.064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41560002" calcext:value-type="float">
            <text:p>0.4156000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640006" calcext:value-type="float">
            <text:p>0.06640006</text:p>
          </table:table-cell>
          <table:table-cell office:value-type="float" office:value="0.1747" calcext:value-type="float">
            <text:p>0.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246998" calcext:value-type="float">
            <text:p>0.1246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9999" calcext:value-type="float">
            <text:p>0.03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4292998499" calcext:value-type="float">
            <text:p>0.4292998499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8240006" calcext:value-type="float">
            <text:p>0.08240006</text:p>
          </table:table-cell>
          <table:table-cell office:value-type="float" office:value="0.1880001" calcext:value-type="float">
            <text:p>0.1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00001" calcext:value-type="float">
            <text:p>0.0034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4249977" calcext:value-type="float">
            <text:p>0.0424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348199931" calcext:value-type="float">
            <text:p>0.34819993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7720006" calcext:value-type="float">
            <text:p>0.07720006</text:p>
          </table:table-cell>
          <table:table-cell office:value-type="float" office:value="0.1891001" calcext:value-type="float">
            <text:p>0.18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689976" calcext:value-type="float">
            <text:p>0.0468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10002" calcext:value-type="float">
            <text:p>0.08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4235999399" calcext:value-type="float">
            <text:p>0.423599939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7200003" calcext:value-type="float">
            <text:p>0.07200003</text:p>
          </table:table-cell>
          <table:table-cell office:value-type="float" office:value="0.1686" calcext:value-type="float">
            <text:p>0.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6569981" calcext:value-type="float">
            <text:p>0.0656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3594998401" calcext:value-type="float">
            <text:p>0.35949984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7130005" calcext:value-type="float">
            <text:p>0.07130005</text:p>
          </table:table-cell>
          <table:table-cell office:value-type="float" office:value="0.1637001" calcext:value-type="float">
            <text:p>0.16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5109983" calcext:value-type="float">
            <text:p>0.0510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59998" calcext:value-type="float">
            <text:p>0.028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34229996" calcext:value-type="float">
            <text:p>0.3422999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6740006" calcext:value-type="float">
            <text:p>0.06740006</text:p>
          </table:table-cell>
          <table:table-cell office:value-type="float" office:value="0.1913" calcext:value-type="float">
            <text:p>0.1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066999" calcext:value-type="float">
            <text:p>0.1066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0001" calcext:value-type="float">
            <text:p>0.01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4113999701" calcext:value-type="float">
            <text:p>0.411399970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560006" calcext:value-type="float">
            <text:p>0.07560006</text:p>
          </table:table-cell>
          <table:table-cell office:value-type="float" office:value="0.1542001" calcext:value-type="float">
            <text:p>0.15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659991" calcext:value-type="float">
            <text:p>0.0465999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.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31250006" calcext:value-type="float">
            <text:p>0.3125000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6910004" calcext:value-type="float">
            <text:p>0.06910004</text:p>
          </table:table-cell>
          <table:table-cell office:value-type="float" office:value="0.1818001" calcext:value-type="float">
            <text:p>0.18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98999" calcext:value-type="float">
            <text:p>0.0498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30002" calcext:value-type="float">
            <text:p>0.094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42300006" calcext:value-type="float">
            <text:p>0.4230000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07001" calcext:value-type="float">
            <text:p>0.1007001</text:p>
          </table:table-cell>
          <table:table-cell office:value-type="float" office:value="0.2638999" calcext:value-type="float">
            <text:p>0.263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99998" calcext:value-type="float">
            <text:p>0.001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6489987" calcext:value-type="float">
            <text:p>0.0648998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0002" calcext:value-type="float">
            <text:p>0.023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4870998881" calcext:value-type="float">
            <text:p>0.487099888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7180002" calcext:value-type="float">
            <text:p>0.07180002</text:p>
          </table:table-cell>
          <table:table-cell office:value-type="float" office:value="0.2268001" calcext:value-type="float">
            <text:p>0.22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5419988" calcext:value-type="float">
            <text:p>0.0541998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80002" calcext:value-type="float">
            <text:p>0.091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47610002" calcext:value-type="float">
            <text:p>0.4761000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770007" calcext:value-type="float">
            <text:p>0.08770007</text:p>
          </table:table-cell>
          <table:table-cell office:value-type="float" office:value="0.1793" calcext:value-type="float">
            <text:p>0.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93998" calcext:value-type="float">
            <text:p>0.0493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79999" calcext:value-type="float">
            <text:p>0.05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40139986" calcext:value-type="float">
            <text:p>0.40139986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880007" calcext:value-type="float">
            <text:p>0.07880007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5099979" calcext:value-type="float">
            <text:p>0.0509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" calcext:value-type="float">
            <text:p>0.0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3923998599" calcext:value-type="float">
            <text:p>0.392399859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300007" calcext:value-type="float">
            <text:p>0.07300007</text:p>
          </table:table-cell>
          <table:table-cell office:value-type="float" office:value="0.1683001" calcext:value-type="float">
            <text:p>0.16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140999" calcext:value-type="float">
            <text:p>0.1140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0001" calcext:value-type="float">
            <text:p>0.02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40640008" calcext:value-type="float">
            <text:p>0.4064000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7950005" calcext:value-type="float">
            <text:p>0.07950005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4979997" calcext:value-type="float">
            <text:p>0.04979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9998" calcext:value-type="float">
            <text:p>0.013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3323001" calcext:value-type="float">
            <text:p>0.332300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430004" calcext:value-type="float">
            <text:p>0.07430004</text:p>
          </table:table-cell>
          <table:table-cell office:value-type="float" office:value="0.1862001" calcext:value-type="float">
            <text:p>0.18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969984" calcext:value-type="float">
            <text:p>0.0496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0001" calcext:value-type="float">
            <text:p>0.06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41019999" calcext:value-type="float">
            <text:p>0.41019999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456001" calcext:value-type="float">
            <text:p>0.1456001</text:p>
          </table:table-cell>
          <table:table-cell office:value-type="float" office:value="0.2183001" calcext:value-type="float">
            <text:p>0.21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5930021" calcext:value-type="float">
            <text:p>0.0593002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89997" calcext:value-type="float">
            <text:p>0.075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53830038" calcext:value-type="float">
            <text:p>0.5383003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003001" calcext:value-type="float">
            <text:p>0.1003001</text:p>
          </table:table-cell>
          <table:table-cell office:value-type="float" office:value="0.1726001" calcext:value-type="float">
            <text:p>0.17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6599999" calcext:value-type="float">
            <text:p>0.0659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00006" calcext:value-type="float">
            <text:p>0.008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376600196" calcext:value-type="float">
            <text:p>0.37660019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040004" calcext:value-type="float">
            <text:p>0.07040004</text:p>
          </table:table-cell>
          <table:table-cell office:value-type="float" office:value="0.1727" calcext:value-type="float">
            <text:p>0.1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055999" calcext:value-type="float">
            <text:p>0.1055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99987" calcext:value-type="float">
            <text:p>0.00709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3817999271" calcext:value-type="float">
            <text:p>0.381799927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210002" calcext:value-type="float">
            <text:p>0.06210002</text:p>
          </table:table-cell>
          <table:table-cell office:value-type="float" office:value="0.1431001" calcext:value-type="float">
            <text:p>0.14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9989991" calcext:value-type="float">
            <text:p>0.0998999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00006" calcext:value-type="float">
            <text:p>0.0074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3364000359" calcext:value-type="float">
            <text:p>0.336400035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130004" calcext:value-type="float">
            <text:p>0.07130004</text:p>
          </table:table-cell>
          <table:table-cell office:value-type="float" office:value="0.1719001" calcext:value-type="float">
            <text:p>0.17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939993" calcext:value-type="float">
            <text:p>0.0493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3309000701" calcext:value-type="float">
            <text:p>0.330900070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250004" calcext:value-type="float">
            <text:p>0.06250004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97998" calcext:value-type="float">
            <text:p>0.1097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36969994" calcext:value-type="float">
            <text:p>0.3696999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5890004" calcext:value-type="float">
            <text:p>0.05890004</text:p>
          </table:table-cell>
          <table:table-cell office:value-type="float" office:value="0.1481" calcext:value-type="float">
            <text:p>0.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531998" calcext:value-type="float">
            <text:p>0.0531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0001" calcext:value-type="float">
            <text:p>0.0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30039985" calcext:value-type="float">
            <text:p>0.3003998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490002" calcext:value-type="float">
            <text:p>0.07490002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7799976" calcext:value-type="float">
            <text:p>0.0779997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9999" calcext:value-type="float">
            <text:p>0.01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38779977" calcext:value-type="float">
            <text:p>0.3877997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150006" calcext:value-type="float">
            <text:p>0.07150006</text:p>
          </table:table-cell>
          <table:table-cell office:value-type="float" office:value="0.2007001" calcext:value-type="float">
            <text:p>0.20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29998" calcext:value-type="float">
            <text:p>0.042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35069997" calcext:value-type="float">
            <text:p>0.35069997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050004" calcext:value-type="float">
            <text:p>0.08050004</text:p>
          </table:table-cell>
          <table:table-cell office:value-type="float" office:value="0.1838001" calcext:value-type="float">
            <text:p>0.18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54997" calcext:value-type="float">
            <text:p>0.0454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9999" calcext:value-type="float">
            <text:p>0.01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3514998299" calcext:value-type="float">
            <text:p>0.351499829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440005" calcext:value-type="float">
            <text:p>0.07440005</text:p>
          </table:table-cell>
          <table:table-cell office:value-type="float" office:value="0.2014" calcext:value-type="float">
            <text:p>0.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85" calcext:value-type="float">
            <text:p>0.0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7429986" calcext:value-type="float">
            <text:p>0.07429986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0002" calcext:value-type="float">
            <text:p>0.08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47099993" calcext:value-type="float">
            <text:p>0.4709999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230005" calcext:value-type="float">
            <text:p>0.07230005</text:p>
          </table:table-cell>
          <table:table-cell office:value-type="float" office:value="0.2948998" calcext:value-type="float">
            <text:p>0.294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6030022" calcext:value-type="float">
            <text:p>0.0603002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" calcext:value-type="float">
            <text:p>0.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53660007" calcext:value-type="float">
            <text:p>0.5366000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930006" calcext:value-type="float">
            <text:p>0.07930006</text:p>
          </table:table-cell>
          <table:table-cell office:value-type="float" office:value="0.2402001" calcext:value-type="float">
            <text:p>0.24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5379996" calcext:value-type="float">
            <text:p>0.0537999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0001" calcext:value-type="float">
            <text:p>0.01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4191001301" calcext:value-type="float">
            <text:p>0.419100130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580008" calcext:value-type="float">
            <text:p>0.08580008</text:p>
          </table:table-cell>
          <table:table-cell office:value-type="float" office:value="0.1757" calcext:value-type="float">
            <text:p>0.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5319991" calcext:value-type="float">
            <text:p>0.0531999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" calcext:value-type="float">
            <text:p>0.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3859999901" calcext:value-type="float">
            <text:p>0.385999990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120005" calcext:value-type="float">
            <text:p>0.09120005</text:p>
          </table:table-cell>
          <table:table-cell office:value-type="float" office:value="0.1789" calcext:value-type="float">
            <text:p>0.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5499983" calcext:value-type="float">
            <text:p>0.0549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29999" calcext:value-type="float">
            <text:p>0.08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43779987" calcext:value-type="float">
            <text:p>0.4377998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590006" calcext:value-type="float">
            <text:p>0.0859000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6069984" calcext:value-type="float">
            <text:p>0.0606998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0002" calcext:value-type="float">
            <text:p>0.056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4776999201" calcext:value-type="float">
            <text:p>0.477699920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830005" calcext:value-type="float">
            <text:p>0.07830005</text:p>
          </table:table-cell>
          <table:table-cell office:value-type="float" office:value="0.2092001" calcext:value-type="float">
            <text:p>0.20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509983" calcext:value-type="float">
            <text:p>0.0550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39089999" calcext:value-type="float">
            <text:p>0.39089999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760002" calcext:value-type="float">
            <text:p>0.08760002</text:p>
          </table:table-cell>
          <table:table-cell office:value-type="float" office:value="0.1950001" calcext:value-type="float">
            <text:p>0.1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3060001" calcext:value-type="float">
            <text:p>0.03060001</text:p>
          </table:table-cell>
          <table:table-cell office:value-type="float" office:value="0.06899997" calcext:value-type="float">
            <text:p>0.06899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4099001" calcext:value-type="float">
            <text:p>0.409900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160004" calcext:value-type="float">
            <text:p>0.07160004</text:p>
          </table:table-cell>
          <table:table-cell office:value-type="float" office:value="0.2103001" calcext:value-type="float">
            <text:p>0.21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259001" calcext:value-type="float">
            <text:p>0.1259001</text:p>
          </table:table-cell>
          <table:table-cell office:value-type="float" office:value="0.0051" calcext:value-type="float">
            <text:p>0.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0001" calcext:value-type="float">
            <text:p>0.021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45870025" calcext:value-type="float">
            <text:p>0.4587002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810007" calcext:value-type="float">
            <text:p>0.07810007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739979" calcext:value-type="float">
            <text:p>0.0473997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60003" calcext:value-type="float">
            <text:p>0.085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40769989" calcext:value-type="float">
            <text:p>0.4076998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680004" calcext:value-type="float">
            <text:p>0.06680004</text:p>
          </table:table-cell>
          <table:table-cell office:value-type="float" office:value="0.1764001" calcext:value-type="float">
            <text:p>0.17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499975" calcext:value-type="float">
            <text:p>0.0449997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0001" calcext:value-type="float">
            <text:p>0.07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3864999002" calcext:value-type="float">
            <text:p>0.386499900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5960005" calcext:value-type="float">
            <text:p>0.05960005</text:p>
          </table:table-cell>
          <table:table-cell office:value-type="float" office:value="0.1422001" calcext:value-type="float">
            <text:p>0.14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212997" calcext:value-type="float">
            <text:p>0.1212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00006" calcext:value-type="float">
            <text:p>0.0098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354399856" calcext:value-type="float">
            <text:p>0.35439985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650005" calcext:value-type="float">
            <text:p>0.06650005</text:p>
          </table:table-cell>
          <table:table-cell office:value-type="float" office:value="0.1542" calcext:value-type="float">
            <text:p>0.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179982" calcext:value-type="float">
            <text:p>0.0417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9999" calcext:value-type="float">
            <text:p>0.01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29789986" calcext:value-type="float">
            <text:p>0.2978998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670007" calcext:value-type="float">
            <text:p>0.07670007</text:p>
          </table:table-cell>
          <table:table-cell office:value-type="float" office:value="0.1714001" calcext:value-type="float">
            <text:p>0.17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679987" calcext:value-type="float">
            <text:p>0.0467998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3903000401" calcext:value-type="float">
            <text:p>0.390300040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6780003" calcext:value-type="float">
            <text:p>0.06780003</text:p>
          </table:table-cell>
          <table:table-cell office:value-type="float" office:value="0.2080001" calcext:value-type="float">
            <text:p>0.2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259972" calcext:value-type="float">
            <text:p>0.0625997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0002" calcext:value-type="float">
            <text:p>0.028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3906998699" calcext:value-type="float">
            <text:p>0.390699869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320005" calcext:value-type="float">
            <text:p>0.07320005</text:p>
          </table:table-cell>
          <table:table-cell office:value-type="float" office:value="0.1720001" calcext:value-type="float">
            <text:p>0.1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99999" calcext:value-type="float">
            <text:p>0.008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059983" calcext:value-type="float">
            <text:p>0.0505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9999" calcext:value-type="float">
            <text:p>0.01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347399969" calcext:value-type="float">
            <text:p>0.34739996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6010002" calcext:value-type="float">
            <text:p>0.06010002</text:p>
          </table:table-cell>
          <table:table-cell office:value-type="float" office:value="0.1461001" calcext:value-type="float">
            <text:p>0.14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083998" calcext:value-type="float">
            <text:p>0.1083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0001" calcext:value-type="float">
            <text:p>0.013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3499999301" calcext:value-type="float">
            <text:p>0.34999993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70005" calcext:value-type="float">
            <text:p>0.06670005</text:p>
          </table:table-cell>
          <table:table-cell office:value-type="float" office:value="0.1477001" calcext:value-type="float">
            <text:p>0.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119987" calcext:value-type="float">
            <text:p>0.0411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9" calcext:value-type="float">
            <text:p>0.013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29090001" calcext:value-type="float">
            <text:p>0.290900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340002" calcext:value-type="float">
            <text:p>0.06340002</text:p>
          </table:table-cell>
          <table:table-cell office:value-type="float" office:value="0.1743" calcext:value-type="float">
            <text:p>0.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1032998" calcext:value-type="float">
            <text:p>0.1032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3982998199" calcext:value-type="float">
            <text:p>0.398299819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900006" calcext:value-type="float">
            <text:p>0.06900006</text:p>
          </table:table-cell>
          <table:table-cell office:value-type="float" office:value="0.2114001" calcext:value-type="float">
            <text:p>0.21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3859999799" calcext:value-type="float">
            <text:p>0.385999979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470003" calcext:value-type="float">
            <text:p>0.06470003</text:p>
          </table:table-cell>
          <table:table-cell office:value-type="float" office:value="0.1597001" calcext:value-type="float">
            <text:p>0.15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989964" calcext:value-type="float">
            <text:p>0.0398996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3583997699" calcext:value-type="float">
            <text:p>0.3583997699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100004" calcext:value-type="float">
            <text:p>0.06100004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9829976" calcext:value-type="float">
            <text:p>0.0982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0001" calcext:value-type="float">
            <text:p>0.0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3389998101" calcext:value-type="float">
            <text:p>0.33899981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7590006" calcext:value-type="float">
            <text:p>0.07590006</text:p>
          </table:table-cell>
          <table:table-cell office:value-type="float" office:value="0.1441001" calcext:value-type="float">
            <text:p>0.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079979" calcext:value-type="float">
            <text:p>0.0407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29489995" calcext:value-type="float">
            <text:p>0.2948999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060003" calcext:value-type="float">
            <text:p>0.06060003</text:p>
          </table:table-cell>
          <table:table-cell office:value-type="float" office:value="0.1405001" calcext:value-type="float">
            <text:p>0.14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252998" calcext:value-type="float">
            <text:p>0.1252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35439993" calcext:value-type="float">
            <text:p>0.3543999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5770004" calcext:value-type="float">
            <text:p>0.05770004</text:p>
          </table:table-cell>
          <table:table-cell office:value-type="float" office:value="0.1398" calcext:value-type="float">
            <text:p>0.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5849984" calcext:value-type="float">
            <text:p>0.0584998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9999" calcext:value-type="float">
            <text:p>0.01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2924998699" calcext:value-type="float">
            <text:p>0.292499869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190004" calcext:value-type="float">
            <text:p>0.07190004</text:p>
          </table:table-cell>
          <table:table-cell office:value-type="float" office:value="0.1687001" calcext:value-type="float">
            <text:p>0.16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199981" calcext:value-type="float">
            <text:p>0.0719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2" calcext:value-type="float">
            <text:p>0.01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34669997" calcext:value-type="float">
            <text:p>0.34669997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770004" calcext:value-type="float">
            <text:p>0.06770004</text:p>
          </table:table-cell>
          <table:table-cell office:value-type="float" office:value="0.1441001" calcext:value-type="float">
            <text:p>0.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174997" calcext:value-type="float">
            <text:p>0.1174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999" calcext:value-type="float">
            <text:p>0.01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36279983" calcext:value-type="float">
            <text:p>0.3627998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880004" calcext:value-type="float">
            <text:p>0.06880004</text:p>
          </table:table-cell>
          <table:table-cell office:value-type="float" office:value="0.1416" calcext:value-type="float">
            <text:p>0.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5469978" calcext:value-type="float">
            <text:p>0.0546997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8" calcext:value-type="float">
            <text:p>0.015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3042998" calcext:value-type="float">
            <text:p>0.304299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360005" calcext:value-type="float">
            <text:p>0.07360005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8969987" calcext:value-type="float">
            <text:p>0.0896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1" calcext:value-type="float">
            <text:p>0.0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3441999299" calcext:value-type="float">
            <text:p>0.344199929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010003" calcext:value-type="float">
            <text:p>0.06010003</text:p>
          </table:table-cell>
          <table:table-cell office:value-type="float" office:value="0.1417001" calcext:value-type="float">
            <text:p>0.1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559971" calcext:value-type="float">
            <text:p>0.0755997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3081998399" calcext:value-type="float">
            <text:p>0.308199839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920004" calcext:value-type="float">
            <text:p>0.06920004</text:p>
          </table:table-cell>
          <table:table-cell office:value-type="float" office:value="0.1405" calcext:value-type="float">
            <text:p>0.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9329975" calcext:value-type="float">
            <text:p>0.0932997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999" calcext:value-type="float">
            <text:p>0.010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3355997801" calcext:value-type="float">
            <text:p>0.335599780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290004" calcext:value-type="float">
            <text:p>0.06290004</text:p>
          </table:table-cell>
          <table:table-cell office:value-type="float" office:value="0.1627001" calcext:value-type="float">
            <text:p>0.16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3939963" calcext:value-type="float">
            <text:p>0.0393996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30419977" calcext:value-type="float">
            <text:p>0.3041997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5670004" calcext:value-type="float">
            <text:p>0.0567000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1420997" calcext:value-type="float">
            <text:p>0.1420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3606997399" calcext:value-type="float">
            <text:p>0.360699739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330003" calcext:value-type="float">
            <text:p>0.07330003</text:p>
          </table:table-cell>
          <table:table-cell office:value-type="float" office:value="0.1427001" calcext:value-type="float">
            <text:p>0.14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5869976" calcext:value-type="float">
            <text:p>0.0586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9999" calcext:value-type="float">
            <text:p>0.015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31229988" calcext:value-type="float">
            <text:p>0.3122998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130002" calcext:value-type="float">
            <text:p>0.06130002</text:p>
          </table:table-cell>
          <table:table-cell office:value-type="float" office:value="0.1556001" calcext:value-type="float">
            <text:p>0.15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5539977" calcext:value-type="float">
            <text:p>0.0553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0001" calcext:value-type="float">
            <text:p>0.028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3230999002" calcext:value-type="float">
            <text:p>0.323099900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970005" calcext:value-type="float">
            <text:p>0.06970005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749981" calcext:value-type="float">
            <text:p>0.0474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0003" calcext:value-type="float">
            <text:p>0.038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34019999" calcext:value-type="float">
            <text:p>0.34019999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540006" calcext:value-type="float">
            <text:p>0.06540006</text:p>
          </table:table-cell>
          <table:table-cell office:value-type="float" office:value="0.1463001" calcext:value-type="float">
            <text:p>0.14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228996" calcext:value-type="float">
            <text:p>0.122899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997" calcext:value-type="float">
            <text:p>0.0401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3967997299" calcext:value-type="float">
            <text:p>0.396799729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510004" calcext:value-type="float">
            <text:p>0.06510004</text:p>
          </table:table-cell>
          <table:table-cell office:value-type="float" office:value="0.1397001" calcext:value-type="float">
            <text:p>0.13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3919982" calcext:value-type="float">
            <text:p>0.0391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28159997" calcext:value-type="float">
            <text:p>0.28159997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730005" calcext:value-type="float">
            <text:p>0.05730005</text:p>
          </table:table-cell>
          <table:table-cell office:value-type="float" office:value="0.1368001" calcext:value-type="float">
            <text:p>0.13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418997" calcext:value-type="float">
            <text:p>0.1418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003" calcext:value-type="float">
            <text:p>0.011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36819988" calcext:value-type="float">
            <text:p>0.36819988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470005" calcext:value-type="float">
            <text:p>0.07470005</text:p>
          </table:table-cell>
          <table:table-cell office:value-type="float" office:value="0.1547" calcext:value-type="float">
            <text:p>0.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079977" calcext:value-type="float">
            <text:p>0.0407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30909982" calcext:value-type="float">
            <text:p>0.3090998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730003" calcext:value-type="float">
            <text:p>0.06730003</text:p>
          </table:table-cell>
          <table:table-cell office:value-type="float" office:value="0.1543" calcext:value-type="float">
            <text:p>0.1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8879982" calcext:value-type="float">
            <text:p>0.0887998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0001" calcext:value-type="float">
            <text:p>0.01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3426998601" calcext:value-type="float">
            <text:p>0.342699860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310003" calcext:value-type="float">
            <text:p>0.06310003</text:p>
          </table:table-cell>
          <table:table-cell office:value-type="float" office:value="0.1500001" calcext:value-type="float">
            <text:p>0.1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509977" calcext:value-type="float">
            <text:p>0.0750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9" calcext:value-type="float">
            <text:p>0.01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32189989" calcext:value-type="float">
            <text:p>0.3218998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700004" calcext:value-type="float">
            <text:p>0.06700004</text:p>
          </table:table-cell>
          <table:table-cell office:value-type="float" office:value="0.1656001" calcext:value-type="float">
            <text:p>0.16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6389982" calcext:value-type="float">
            <text:p>0.063899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9" calcext:value-type="float">
            <text:p>0.01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33549995" calcext:value-type="float">
            <text:p>0.3354999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7000004" calcext:value-type="float">
            <text:p>0.07000004</text:p>
          </table:table-cell>
          <table:table-cell office:value-type="float" office:value="0.1805001" calcext:value-type="float">
            <text:p>0.18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75998" calcext:value-type="float">
            <text:p>0.0775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9998" calcext:value-type="float">
            <text:p>0.01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36629992" calcext:value-type="float">
            <text:p>0.3662999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1762001" calcext:value-type="float">
            <text:p>0.17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6109974" calcext:value-type="float">
            <text:p>0.061099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0012" calcext:value-type="float">
            <text:p>0.0078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36499892" calcext:value-type="float">
            <text:p>0.33649989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700004" calcext:value-type="float">
            <text:p>0.06700004</text:p>
          </table:table-cell>
          <table:table-cell office:value-type="float" office:value="0.1811001" calcext:value-type="float">
            <text:p>0.18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02998" calcext:value-type="float">
            <text:p>0.0602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9998" calcext:value-type="float">
            <text:p>0.01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3512999199" calcext:value-type="float">
            <text:p>0.3512999199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550002" calcext:value-type="float">
            <text:p>0.06550002</text:p>
          </table:table-cell>
          <table:table-cell office:value-type="float" office:value="0.1734001" calcext:value-type="float">
            <text:p>0.17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339986" calcext:value-type="float">
            <text:p>0.0633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9" calcext:value-type="float">
            <text:p>0.01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3419999699" calcext:value-type="float">
            <text:p>0.341999969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560002" calcext:value-type="float">
            <text:p>0.06560002</text:p>
          </table:table-cell>
          <table:table-cell office:value-type="float" office:value="0.1655001" calcext:value-type="float">
            <text:p>0.16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7039972" calcext:value-type="float">
            <text:p>0.0703997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0001" calcext:value-type="float">
            <text:p>0.018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34459985" calcext:value-type="float">
            <text:p>0.3445998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6800003" calcext:value-type="float">
            <text:p>0.06800003</text:p>
          </table:table-cell>
          <table:table-cell office:value-type="float" office:value="0.1603001" calcext:value-type="float">
            <text:p>0.16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21998" calcext:value-type="float">
            <text:p>0.0421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9999" calcext:value-type="float">
            <text:p>0.06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3559999201" calcext:value-type="float">
            <text:p>0.355999920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820004" calcext:value-type="float">
            <text:p>0.06820004</text:p>
          </table:table-cell>
          <table:table-cell office:value-type="float" office:value="0.1572" calcext:value-type="float">
            <text:p>0.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129977" calcext:value-type="float">
            <text:p>0.0412997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0002" calcext:value-type="float">
            <text:p>0.038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3276998301" calcext:value-type="float">
            <text:p>0.327699830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650005" calcext:value-type="float">
            <text:p>0.06650005</text:p>
          </table:table-cell>
          <table:table-cell office:value-type="float" office:value="0.1824001" calcext:value-type="float">
            <text:p>0.18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8289987" calcext:value-type="float">
            <text:p>0.0828998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9" calcext:value-type="float">
            <text:p>0.01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3650000101" calcext:value-type="float">
            <text:p>0.365000010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350002" calcext:value-type="float">
            <text:p>0.07350002</text:p>
          </table:table-cell>
          <table:table-cell office:value-type="float" office:value="0.1906001" calcext:value-type="float">
            <text:p>0.19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500001" calcext:value-type="float">
            <text:p>0.0035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4729981" calcext:value-type="float">
            <text:p>0.0472998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0003" calcext:value-type="float">
            <text:p>0.015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3561999609" calcext:value-type="float">
            <text:p>0.3561999609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700004" calcext:value-type="float">
            <text:p>0.07700004</text:p>
          </table:table-cell>
          <table:table-cell office:value-type="float" office:value="0.1993001" calcext:value-type="float">
            <text:p>0.19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669985" calcext:value-type="float">
            <text:p>0.0566998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00006" calcext:value-type="float">
            <text:p>0.0079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3704999961" calcext:value-type="float">
            <text:p>0.370499996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770008" calcext:value-type="float">
            <text:p>0.08770008</text:p>
          </table:table-cell>
          <table:table-cell office:value-type="float" office:value="0.1864001" calcext:value-type="float">
            <text:p>0.18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849995" calcext:value-type="float">
            <text:p>0.0484999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9999" calcext:value-type="float">
            <text:p>0.01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3606001201" calcext:value-type="float">
            <text:p>0.360600120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560003" calcext:value-type="float">
            <text:p>0.06560003</text:p>
          </table:table-cell>
          <table:table-cell office:value-type="float" office:value="0.1667001" calcext:value-type="float">
            <text:p>0.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249971" calcext:value-type="float">
            <text:p>0.0424997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19998" calcext:value-type="float">
            <text:p>0.07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3757998199" calcext:value-type="float">
            <text:p>0.375799819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140004" calcext:value-type="float">
            <text:p>0.06140004</text:p>
          </table:table-cell>
          <table:table-cell office:value-type="float" office:value="0.1472001" calcext:value-type="float">
            <text:p>0.14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989984" calcext:value-type="float">
            <text:p>0.0398998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32109998" calcext:value-type="float">
            <text:p>0.3210999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5860002" calcext:value-type="float">
            <text:p>0.05860002</text:p>
          </table:table-cell>
          <table:table-cell office:value-type="float" office:value="0.1402" calcext:value-type="float">
            <text:p>0.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1214998" calcext:value-type="float">
            <text:p>0.1214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99994" calcext:value-type="float">
            <text:p>0.0058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3478998139" calcext:value-type="float">
            <text:p>0.347899813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970002" calcext:value-type="float">
            <text:p>0.05970002</text:p>
          </table:table-cell>
          <table:table-cell office:value-type="float" office:value="0.1508" calcext:value-type="float">
            <text:p>0.1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079979" calcext:value-type="float">
            <text:p>0.070799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3168998" calcext:value-type="float">
            <text:p>0.316899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1477001" calcext:value-type="float">
            <text:p>0.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31997" calcext:value-type="float">
            <text:p>0.1031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3933998399" calcext:value-type="float">
            <text:p>0.393399839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240004" calcext:value-type="float">
            <text:p>0.06240004</text:p>
          </table:table-cell>
          <table:table-cell office:value-type="float" office:value="0.1543001" calcext:value-type="float">
            <text:p>0.15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4449967" calcext:value-type="float">
            <text:p>0.0444996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0001" calcext:value-type="float">
            <text:p>0.04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33559982" calcext:value-type="float">
            <text:p>0.33559982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080004" calcext:value-type="float">
            <text:p>0.07080004</text:p>
          </table:table-cell>
          <table:table-cell office:value-type="float" office:value="0.1641001" calcext:value-type="float">
            <text:p>0.16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32997" calcext:value-type="float">
            <text:p>0.0432997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50004" calcext:value-type="float">
            <text:p>0.084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3851998799" calcext:value-type="float">
            <text:p>0.385199879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7350005" calcext:value-type="float">
            <text:p>0.07350005</text:p>
          </table:table-cell>
          <table:table-cell office:value-type="float" office:value="0.1573" calcext:value-type="float">
            <text:p>0.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569989" calcext:value-type="float">
            <text:p>0.0456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90004" calcext:value-type="float">
            <text:p>0.082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8319998" calcext:value-type="float">
            <text:p>0.3831999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7250005" calcext:value-type="float">
            <text:p>0.07250005</text:p>
          </table:table-cell>
          <table:table-cell office:value-type="float" office:value="0.1660001" calcext:value-type="float">
            <text:p>0.1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489966" calcext:value-type="float">
            <text:p>0.0448996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3679998099" calcext:value-type="float">
            <text:p>0.3679998099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240003" calcext:value-type="float">
            <text:p>0.06240003</text:p>
          </table:table-cell>
          <table:table-cell office:value-type="float" office:value="0.1577" calcext:value-type="float">
            <text:p>0.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218998" calcext:value-type="float">
            <text:p>0.1218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2" calcext:value-type="float">
            <text:p>0.014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37869985" calcext:value-type="float">
            <text:p>0.37869985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589976" calcext:value-type="float">
            <text:p>0.07589976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2.459299" calcext:value-type="float">
            <text:p>2.459299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0005" calcext:value-type="float">
            <text:p>0.020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2.78649881" calcext:value-type="float">
            <text:p>2.78649881</text:p>
          </table:table-cell>
          <table:table-cell table:number-columns-repeated="4"/>
        </table:table-row>
        <table:table-row table:style-name="ro1" table:number-rows-repeated="300">
          <table:table-cell table:number-columns-repeated="33"/>
          <table:table-cell table:style-name="Default"/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9:49:39.25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1T19:52:21.185000000</dc:date>
    <meta:editing-duration>PT2M51S</meta:editing-duration>
    <meta:editing-cycles>2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